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LTT</text:p>
          </table:table-cell>
          <table:table-cell office:value-type="string" calcext:value-type="string">
            <text:p>O16_1_D</text:p>
          </table:table-cell>
          <table:table-cell office:value-type="string" calcext:value-type="string">
            <text:p>O16_1_T</text:p>
          </table:table-cell>
          <table:table-cell office:value-type="string" calcext:value-type="string">
            <text:p>O16_D</text:p>
          </table:table-cell>
          <table:table-cell office:value-type="string" calcext:value-type="string">
            <text:p>O16_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9.4197" calcext:value-type="float">
            <text:p>79.4197</text:p>
          </table:table-cell>
          <table:table-cell office:value-type="float" office:value="74.1163" calcext:value-type="float">
            <text:p>74.1163</text:p>
          </table:table-cell>
          <table:table-cell office:value-type="float" office:value="78.9757" calcext:value-type="float">
            <text:p>78.9757</text:p>
          </table:table-cell>
          <table:table-cell office:value-type="float" office:value="74.5958" calcext:value-type="float">
            <text:p>74.5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949" calcext:value-type="float">
            <text:p>77.5949</text:p>
          </table:table-cell>
          <table:table-cell office:value-type="float" office:value="74.3035" calcext:value-type="float">
            <text:p>74.3035</text:p>
          </table:table-cell>
          <table:table-cell office:value-type="float" office:value="77.0441" calcext:value-type="float">
            <text:p>77.0441</text:p>
          </table:table-cell>
          <table:table-cell office:value-type="float" office:value="74.92" calcext:value-type="float">
            <text:p>74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765" calcext:value-type="float">
            <text:p>80.2765</text:p>
          </table:table-cell>
          <table:table-cell office:value-type="float" office:value="74.8977" calcext:value-type="float">
            <text:p>74.8977</text:p>
          </table:table-cell>
          <table:table-cell office:value-type="float" office:value="79.4443" calcext:value-type="float">
            <text:p>79.4443</text:p>
          </table:table-cell>
          <table:table-cell office:value-type="float" office:value="75.6367" calcext:value-type="float">
            <text:p>75.6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3306" calcext:value-type="float">
            <text:p>84.3306</text:p>
          </table:table-cell>
          <table:table-cell office:value-type="float" office:value="75.4708" calcext:value-type="float">
            <text:p>75.4708</text:p>
          </table:table-cell>
          <table:table-cell office:value-type="float" office:value="82.2779" calcext:value-type="float">
            <text:p>82.2779</text:p>
          </table:table-cell>
          <table:table-cell office:value-type="float" office:value="76.234" calcext:value-type="float">
            <text:p>76.234</text:p>
          </table:table-cell>
          <table:table-cell office:value-type="float" office:value="445.64" calcext:value-type="float">
            <text:p>445.64</text:p>
          </table:table-cell>
          <table:table-cell office:value-type="float" office:value="357.822" calcext:value-type="float">
            <text:p>357.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8008" calcext:value-type="float">
            <text:p>82.8008</text:p>
          </table:table-cell>
          <table:table-cell office:value-type="float" office:value="75.744" calcext:value-type="float">
            <text:p>75.744</text:p>
          </table:table-cell>
          <table:table-cell office:value-type="float" office:value="81.2656" calcext:value-type="float">
            <text:p>81.2656</text:p>
          </table:table-cell>
          <table:table-cell office:value-type="float" office:value="76.5911" calcext:value-type="float">
            <text:p>76.5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4367" calcext:value-type="float">
            <text:p>81.4367</text:p>
          </table:table-cell>
          <table:table-cell office:value-type="float" office:value="75.8785" calcext:value-type="float">
            <text:p>75.8785</text:p>
          </table:table-cell>
          <table:table-cell office:value-type="float" office:value="80.7305" calcext:value-type="float">
            <text:p>80.7305</text:p>
          </table:table-cell>
          <table:table-cell office:value-type="float" office:value="77.0054" calcext:value-type="float">
            <text:p>77.0054</text:p>
          </table:table-cell>
          <table:table-cell office:value-type="float" office:value="79.2418" calcext:value-type="float">
            <text:p>79.2418</text:p>
          </table:table-cell>
          <table:table-cell office:value-type="float" office:value="79.2509" calcext:value-type="float">
            <text:p>79.2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858" calcext:value-type="float">
            <text:p>81.5858</text:p>
          </table:table-cell>
          <table:table-cell office:value-type="float" office:value="76.2549" calcext:value-type="float">
            <text:p>76.2549</text:p>
          </table:table-cell>
          <table:table-cell office:value-type="float" office:value="81.1187" calcext:value-type="float">
            <text:p>81.1187</text:p>
          </table:table-cell>
          <table:table-cell office:value-type="float" office:value="77.5108" calcext:value-type="float">
            <text:p>77.5108</text:p>
          </table:table-cell>
          <table:table-cell office:value-type="float" office:value="79.6255" calcext:value-type="float">
            <text:p>79.6255</text:p>
          </table:table-cell>
          <table:table-cell office:value-type="float" office:value="79.6217" calcext:value-type="float">
            <text:p>79.6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3476" calcext:value-type="float">
            <text:p>82.3476</text:p>
          </table:table-cell>
          <table:table-cell office:value-type="float" office:value="76.6412" calcext:value-type="float">
            <text:p>76.6412</text:p>
          </table:table-cell>
          <table:table-cell office:value-type="float" office:value="82.0249" calcext:value-type="float">
            <text:p>82.0249</text:p>
          </table:table-cell>
          <table:table-cell office:value-type="float" office:value="78.0015" calcext:value-type="float">
            <text:p>78.0015</text:p>
          </table:table-cell>
          <table:table-cell office:value-type="float" office:value="80.3023" calcext:value-type="float">
            <text:p>80.3023</text:p>
          </table:table-cell>
          <table:table-cell office:value-type="float" office:value="80.2997" calcext:value-type="float">
            <text:p>80.29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527" calcext:value-type="float">
            <text:p>83.8527</text:p>
          </table:table-cell>
          <table:table-cell office:value-type="float" office:value="76.7701" calcext:value-type="float">
            <text:p>76.7701</text:p>
          </table:table-cell>
          <table:table-cell office:value-type="float" office:value="79.4628" calcext:value-type="float">
            <text:p>79.4628</text:p>
          </table:table-cell>
          <table:table-cell office:value-type="float" office:value="78.3276" calcext:value-type="float">
            <text:p>78.3276</text:p>
          </table:table-cell>
          <table:table-cell office:value-type="float" office:value="80.992" calcext:value-type="float">
            <text:p>80.992</text:p>
          </table:table-cell>
          <table:table-cell office:value-type="float" office:value="81.0106" calcext:value-type="float">
            <text:p>81.0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12" calcext:value-type="float">
            <text:p>82.712</text:p>
          </table:table-cell>
          <table:table-cell office:value-type="float" office:value="77.0401" calcext:value-type="float">
            <text:p>77.0401</text:p>
          </table:table-cell>
          <table:table-cell office:value-type="float" office:value="81.0986" calcext:value-type="float">
            <text:p>81.0986</text:p>
          </table:table-cell>
          <table:table-cell office:value-type="float" office:value="78.9956" calcext:value-type="float">
            <text:p>78.9956</text:p>
          </table:table-cell>
          <table:table-cell office:value-type="float" office:value="81.2899" calcext:value-type="float">
            <text:p>81.2899</text:p>
          </table:table-cell>
          <table:table-cell office:value-type="float" office:value="81.2303" calcext:value-type="float">
            <text:p>81.23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9381" calcext:value-type="float">
            <text:p>80.9381</text:p>
          </table:table-cell>
          <table:table-cell office:value-type="float" office:value="77.2815" calcext:value-type="float">
            <text:p>77.2815</text:p>
          </table:table-cell>
          <table:table-cell office:value-type="float" office:value="80.5748" calcext:value-type="float">
            <text:p>80.5748</text:p>
          </table:table-cell>
          <table:table-cell office:value-type="float" office:value="79.5293" calcext:value-type="float">
            <text:p>79.5293</text:p>
          </table:table-cell>
          <table:table-cell office:value-type="float" office:value="220.211" calcext:value-type="float">
            <text:p>220.211</text:p>
          </table:table-cell>
          <table:table-cell office:value-type="float" office:value="146.281" calcext:value-type="float">
            <text:p>146.2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486" calcext:value-type="float">
            <text:p>83.3486</text:p>
          </table:table-cell>
          <table:table-cell office:value-type="float" office:value="77.737" calcext:value-type="float">
            <text:p>77.737</text:p>
          </table:table-cell>
          <table:table-cell office:value-type="float" office:value="82.7238" calcext:value-type="float">
            <text:p>82.7238</text:p>
          </table:table-cell>
          <table:table-cell office:value-type="float" office:value="80.2918" calcext:value-type="float">
            <text:p>80.2918</text:p>
          </table:table-cell>
          <table:table-cell office:value-type="float" office:value="301.229" calcext:value-type="float">
            <text:p>301.229</text:p>
          </table:table-cell>
          <table:table-cell office:value-type="float" office:value="209.23" calcext:value-type="float">
            <text:p>209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6566" calcext:value-type="float">
            <text:p>88.6566</text:p>
          </table:table-cell>
          <table:table-cell office:value-type="float" office:value="77.6856" calcext:value-type="float">
            <text:p>77.6856</text:p>
          </table:table-cell>
          <table:table-cell office:value-type="float" office:value="82.3374" calcext:value-type="float">
            <text:p>82.3374</text:p>
          </table:table-cell>
          <table:table-cell office:value-type="float" office:value="80.8272" calcext:value-type="float">
            <text:p>80.8272</text:p>
          </table:table-cell>
          <table:table-cell office:value-type="float" office:value="545.132" calcext:value-type="float">
            <text:p>545.132</text:p>
          </table:table-cell>
          <table:table-cell office:value-type="float" office:value="294.884" calcext:value-type="float">
            <text:p>294.8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242" calcext:value-type="float">
            <text:p>83.8242</text:p>
          </table:table-cell>
          <table:table-cell office:value-type="float" office:value="77.8667" calcext:value-type="float">
            <text:p>77.8667</text:p>
          </table:table-cell>
          <table:table-cell office:value-type="float" office:value="83.214" calcext:value-type="float">
            <text:p>83.214</text:p>
          </table:table-cell>
          <table:table-cell office:value-type="float" office:value="81.4692" calcext:value-type="float">
            <text:p>81.4692</text:p>
          </table:table-cell>
          <table:table-cell office:value-type="float" office:value="238.209" calcext:value-type="float">
            <text:p>238.209</text:p>
          </table:table-cell>
          <table:table-cell office:value-type="float" office:value="164.108" calcext:value-type="float">
            <text:p>164.1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506" calcext:value-type="float">
            <text:p>86.4506</text:p>
          </table:table-cell>
          <table:table-cell office:value-type="float" office:value="78.2104" calcext:value-type="float">
            <text:p>78.2104</text:p>
          </table:table-cell>
          <table:table-cell office:value-type="float" office:value="83.6986" calcext:value-type="float">
            <text:p>83.6986</text:p>
          </table:table-cell>
          <table:table-cell office:value-type="float" office:value="82.1669" calcext:value-type="float">
            <text:p>82.1669</text:p>
          </table:table-cell>
          <table:table-cell office:value-type="float" office:value="287.329" calcext:value-type="float">
            <text:p>287.329</text:p>
          </table:table-cell>
          <table:table-cell office:value-type="float" office:value="195.67" calcext:value-type="float">
            <text:p>195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3976" calcext:value-type="float">
            <text:p>91.3976</text:p>
          </table:table-cell>
          <table:table-cell office:value-type="float" office:value="78.7897" calcext:value-type="float">
            <text:p>78.7897</text:p>
          </table:table-cell>
          <table:table-cell office:value-type="float" office:value="85.9578" calcext:value-type="float">
            <text:p>85.9578</text:p>
          </table:table-cell>
          <table:table-cell office:value-type="float" office:value="82.9485" calcext:value-type="float">
            <text:p>82.9485</text:p>
          </table:table-cell>
          <table:table-cell office:value-type="float" office:value="497.121" calcext:value-type="float">
            <text:p>497.121</text:p>
          </table:table-cell>
          <table:table-cell office:value-type="float" office:value="262.874" calcext:value-type="float">
            <text:p>262.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8999" calcext:value-type="float">
            <text:p>84.8999</text:p>
          </table:table-cell>
          <table:table-cell office:value-type="float" office:value="78.4361" calcext:value-type="float">
            <text:p>78.4361</text:p>
          </table:table-cell>
          <table:table-cell office:value-type="float" office:value="84.0519" calcext:value-type="float">
            <text:p>84.0519</text:p>
          </table:table-cell>
          <table:table-cell office:value-type="float" office:value="83.4291" calcext:value-type="float">
            <text:p>83.4291</text:p>
          </table:table-cell>
          <table:table-cell office:value-type="float" office:value="360.866" calcext:value-type="float">
            <text:p>360.866</text:p>
          </table:table-cell>
          <table:table-cell office:value-type="float" office:value="167.669" calcext:value-type="float">
            <text:p>167.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0065" calcext:value-type="float">
            <text:p>86.0065</text:p>
          </table:table-cell>
          <table:table-cell office:value-type="float" office:value="78.9537" calcext:value-type="float">
            <text:p>78.9537</text:p>
          </table:table-cell>
          <table:table-cell office:value-type="float" office:value="85.0715" calcext:value-type="float">
            <text:p>85.0715</text:p>
          </table:table-cell>
          <table:table-cell office:value-type="float" office:value="84.225" calcext:value-type="float">
            <text:p>84.225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45.689" calcext:value-type="float">
            <text:p>145.6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385" calcext:value-type="float">
            <text:p>87.6385</text:p>
          </table:table-cell>
          <table:table-cell office:value-type="float" office:value="79.5392" calcext:value-type="float">
            <text:p>79.5392</text:p>
          </table:table-cell>
          <table:table-cell office:value-type="float" office:value="86.4821" calcext:value-type="float">
            <text:p>86.4821</text:p>
          </table:table-cell>
          <table:table-cell office:value-type="float" office:value="85.0813" calcext:value-type="float">
            <text:p>85.0813</text:p>
          </table:table-cell>
          <table:table-cell office:value-type="float" office:value="223.126" calcext:value-type="float">
            <text:p>223.126</text:p>
          </table:table-cell>
          <table:table-cell office:value-type="float" office:value="158.827" calcext:value-type="float">
            <text:p>158.8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1074" calcext:value-type="float">
            <text:p>91.1074</text:p>
          </table:table-cell>
          <table:table-cell office:value-type="float" office:value="80.3492" calcext:value-type="float">
            <text:p>80.3492</text:p>
          </table:table-cell>
          <table:table-cell office:value-type="float" office:value="89.2847" calcext:value-type="float">
            <text:p>89.2847</text:p>
          </table:table-cell>
          <table:table-cell office:value-type="float" office:value="86.0276" calcext:value-type="float">
            <text:p>86.0276</text:p>
          </table:table-cell>
          <table:table-cell office:value-type="float" office:value="264.082" calcext:value-type="float">
            <text:p>264.082</text:p>
          </table:table-cell>
          <table:table-cell office:value-type="float" office:value="182.545" calcext:value-type="float">
            <text:p>182.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0247" calcext:value-type="float">
            <text:p>91.0247</text:p>
          </table:table-cell>
          <table:table-cell office:value-type="float" office:value="80.7958" calcext:value-type="float">
            <text:p>80.7958</text:p>
          </table:table-cell>
          <table:table-cell office:value-type="float" office:value="88.0707" calcext:value-type="float">
            <text:p>88.0707</text:p>
          </table:table-cell>
          <table:table-cell office:value-type="float" office:value="86.623" calcext:value-type="float">
            <text:p>86.623</text:p>
          </table:table-cell>
          <table:table-cell office:value-type="float" office:value="350.105" calcext:value-type="float">
            <text:p>350.105</text:p>
          </table:table-cell>
          <table:table-cell office:value-type="float" office:value="220.602" calcext:value-type="float">
            <text:p>220.6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9653" calcext:value-type="float">
            <text:p>93.9653</text:p>
          </table:table-cell>
          <table:table-cell office:value-type="float" office:value="81.2878" calcext:value-type="float">
            <text:p>81.2878</text:p>
          </table:table-cell>
          <table:table-cell office:value-type="float" office:value="88.9466" calcext:value-type="float">
            <text:p>88.9466</text:p>
          </table:table-cell>
          <table:table-cell office:value-type="float" office:value="87.4379" calcext:value-type="float">
            <text:p>87.4379</text:p>
          </table:table-cell>
          <table:table-cell office:value-type="float" office:value="542.625" calcext:value-type="float">
            <text:p>542.625</text:p>
          </table:table-cell>
          <table:table-cell office:value-type="float" office:value="242.076" calcext:value-type="float">
            <text:p>242.0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458" calcext:value-type="float">
            <text:p>90.2458</text:p>
          </table:table-cell>
          <table:table-cell office:value-type="float" office:value="80.6608" calcext:value-type="float">
            <text:p>80.6608</text:p>
          </table:table-cell>
          <table:table-cell office:value-type="float" office:value="89.2205" calcext:value-type="float">
            <text:p>89.2205</text:p>
          </table:table-cell>
          <table:table-cell office:value-type="float" office:value="88.2837" calcext:value-type="float">
            <text:p>88.2837</text:p>
          </table:table-cell>
          <table:table-cell office:value-type="float" office:value="175.545" calcext:value-type="float">
            <text:p>175.545</text:p>
          </table:table-cell>
          <table:table-cell office:value-type="float" office:value="147.279" calcext:value-type="float">
            <text:p>147.2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0832" calcext:value-type="float">
            <text:p>93.0832</text:p>
          </table:table-cell>
          <table:table-cell office:value-type="float" office:value="81.7577" calcext:value-type="float">
            <text:p>81.7577</text:p>
          </table:table-cell>
          <table:table-cell office:value-type="float" office:value="91.2566" calcext:value-type="float">
            <text:p>91.2566</text:p>
          </table:table-cell>
          <table:table-cell office:value-type="float" office:value="89.3069" calcext:value-type="float">
            <text:p>89.3069</text:p>
          </table:table-cell>
          <table:table-cell office:value-type="float" office:value="195.179" calcext:value-type="float">
            <text:p>195.179</text:p>
          </table:table-cell>
          <table:table-cell office:value-type="float" office:value="163.483" calcext:value-type="float">
            <text:p>163.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8146" calcext:value-type="float">
            <text:p>93.8146</text:p>
          </table:table-cell>
          <table:table-cell office:value-type="float" office:value="82.3825" calcext:value-type="float">
            <text:p>82.3825</text:p>
          </table:table-cell>
          <table:table-cell office:value-type="float" office:value="91.6435" calcext:value-type="float">
            <text:p>91.6435</text:p>
          </table:table-cell>
          <table:table-cell office:value-type="float" office:value="90.1773" calcext:value-type="float">
            <text:p>90.1773</text:p>
          </table:table-cell>
          <table:table-cell office:value-type="float" office:value="219.503" calcext:value-type="float">
            <text:p>219.503</text:p>
          </table:table-cell>
          <table:table-cell office:value-type="float" office:value="176.734" calcext:value-type="float">
            <text:p>176.7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885" calcext:value-type="float">
            <text:p>96.9885</text:p>
          </table:table-cell>
          <table:table-cell office:value-type="float" office:value="83.3366" calcext:value-type="float">
            <text:p>83.3366</text:p>
          </table:table-cell>
          <table:table-cell office:value-type="float" office:value="93.6728" calcext:value-type="float">
            <text:p>93.6728</text:p>
          </table:table-cell>
          <table:table-cell office:value-type="float" office:value="91.2591" calcext:value-type="float">
            <text:p>91.2591</text:p>
          </table:table-cell>
          <table:table-cell office:value-type="float" office:value="243.233" calcext:value-type="float">
            <text:p>243.233</text:p>
          </table:table-cell>
          <table:table-cell office:value-type="float" office:value="178.236" calcext:value-type="float">
            <text:p>178.2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1352" calcext:value-type="float">
            <text:p>96.1352</text:p>
          </table:table-cell>
          <table:table-cell office:value-type="float" office:value="84.2177" calcext:value-type="float">
            <text:p>84.2177</text:p>
          </table:table-cell>
          <table:table-cell office:value-type="float" office:value="94.2618" calcext:value-type="float">
            <text:p>94.2618</text:p>
          </table:table-cell>
          <table:table-cell office:value-type="float" office:value="92.2337" calcext:value-type="float">
            <text:p>92.2337</text:p>
          </table:table-cell>
          <table:table-cell office:value-type="float" office:value="322.397" calcext:value-type="float">
            <text:p>322.397</text:p>
          </table:table-cell>
          <table:table-cell office:value-type="float" office:value="210.503" calcext:value-type="float">
            <text:p>210.5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71" calcext:value-type="float">
            <text:p>102.771</text:p>
          </table:table-cell>
          <table:table-cell office:value-type="float" office:value="84.9779" calcext:value-type="float">
            <text:p>84.9779</text:p>
          </table:table-cell>
          <table:table-cell office:value-type="float" office:value="98.8591" calcext:value-type="float">
            <text:p>98.8591</text:p>
          </table:table-cell>
          <table:table-cell office:value-type="float" office:value="93.5544" calcext:value-type="float">
            <text:p>93.5544</text:p>
          </table:table-cell>
          <table:table-cell office:value-type="float" office:value="481.981" calcext:value-type="float">
            <text:p>481.981</text:p>
          </table:table-cell>
          <table:table-cell office:value-type="float" office:value="243.138" calcext:value-type="float">
            <text:p>243.1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641" calcext:value-type="float">
            <text:p>99.8641</text:p>
          </table:table-cell>
          <table:table-cell office:value-type="float" office:value="85.0082" calcext:value-type="float">
            <text:p>85.0082</text:p>
          </table:table-cell>
          <table:table-cell office:value-type="float" office:value="96.4266" calcext:value-type="float">
            <text:p>96.4266</text:p>
          </table:table-cell>
          <table:table-cell office:value-type="float" office:value="94.1323" calcext:value-type="float">
            <text:p>94.1323</text:p>
          </table:table-cell>
          <table:table-cell office:value-type="float" office:value="272.645" calcext:value-type="float">
            <text:p>272.645</text:p>
          </table:table-cell>
          <table:table-cell office:value-type="float" office:value="189.307" calcext:value-type="float">
            <text:p>189.3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49" calcext:value-type="float">
            <text:p>100.49</text:p>
          </table:table-cell>
          <table:table-cell office:value-type="float" office:value="85.5979" calcext:value-type="float">
            <text:p>85.5979</text:p>
          </table:table-cell>
          <table:table-cell office:value-type="float" office:value="95.8062" calcext:value-type="float">
            <text:p>95.8062</text:p>
          </table:table-cell>
          <table:table-cell office:value-type="float" office:value="95.086" calcext:value-type="float">
            <text:p>95.086</text:p>
          </table:table-cell>
          <table:table-cell office:value-type="float" office:value="480.457" calcext:value-type="float">
            <text:p>480.457</text:p>
          </table:table-cell>
          <table:table-cell office:value-type="float" office:value="249.171" calcext:value-type="float">
            <text:p>249.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517" calcext:value-type="float">
            <text:p>98.9517</text:p>
          </table:table-cell>
          <table:table-cell office:value-type="float" office:value="86.0908" calcext:value-type="float">
            <text:p>86.0908</text:p>
          </table:table-cell>
          <table:table-cell office:value-type="float" office:value="97.5857" calcext:value-type="float">
            <text:p>97.5857</text:p>
          </table:table-cell>
          <table:table-cell office:value-type="float" office:value="96.3374" calcext:value-type="float">
            <text:p>96.3374</text:p>
          </table:table-cell>
          <table:table-cell office:value-type="float" office:value="269.988" calcext:value-type="float">
            <text:p>269.988</text:p>
          </table:table-cell>
          <table:table-cell office:value-type="float" office:value="162.515" calcext:value-type="float">
            <text:p>162.5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652" calcext:value-type="float">
            <text:p>103.652</text:p>
          </table:table-cell>
          <table:table-cell office:value-type="float" office:value="87.1631" calcext:value-type="float">
            <text:p>87.1631</text:p>
          </table:table-cell>
          <table:table-cell office:value-type="float" office:value="100.822" calcext:value-type="float">
            <text:p>100.822</text:p>
          </table:table-cell>
          <table:table-cell office:value-type="float" office:value="97.7169" calcext:value-type="float">
            <text:p>97.7169</text:p>
          </table:table-cell>
          <table:table-cell office:value-type="float" office:value="250.779" calcext:value-type="float">
            <text:p>250.779</text:p>
          </table:table-cell>
          <table:table-cell office:value-type="float" office:value="170.203" calcext:value-type="float">
            <text:p>170.2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59" calcext:value-type="float">
            <text:p>103.59</text:p>
          </table:table-cell>
          <table:table-cell office:value-type="float" office:value="87.9973" calcext:value-type="float">
            <text:p>87.9973</text:p>
          </table:table-cell>
          <table:table-cell office:value-type="float" office:value="100.594" calcext:value-type="float">
            <text:p>100.594</text:p>
          </table:table-cell>
          <table:table-cell office:value-type="float" office:value="98.7673" calcext:value-type="float">
            <text:p>98.7673</text:p>
          </table:table-cell>
          <table:table-cell office:value-type="float" office:value="342.062" calcext:value-type="float">
            <text:p>342.062</text:p>
          </table:table-cell>
          <table:table-cell office:value-type="float" office:value="200.782" calcext:value-type="float">
            <text:p>200.7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096" calcext:value-type="float">
            <text:p>104.096</text:p>
          </table:table-cell>
          <table:table-cell office:value-type="float" office:value="88.7074" calcext:value-type="float">
            <text:p>88.7074</text:p>
          </table:table-cell>
          <table:table-cell office:value-type="float" office:value="101.284" calcext:value-type="float">
            <text:p>101.284</text:p>
          </table:table-cell>
          <table:table-cell office:value-type="float" office:value="100.007" calcext:value-type="float">
            <text:p>100.007</text:p>
          </table:table-cell>
          <table:table-cell office:value-type="float" office:value="565.124" calcext:value-type="float">
            <text:p>565.124</text:p>
          </table:table-cell>
          <table:table-cell office:value-type="float" office:value="227.508" calcext:value-type="float">
            <text:p>227.5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441" calcext:value-type="float">
            <text:p>104.441</text:p>
          </table:table-cell>
          <table:table-cell office:value-type="float" office:value="89.6554" calcext:value-type="float">
            <text:p>89.6554</text:p>
          </table:table-cell>
          <table:table-cell office:value-type="float" office:value="103.864" calcext:value-type="float">
            <text:p>103.864</text:p>
          </table:table-cell>
          <table:table-cell office:value-type="float" office:value="101.449" calcext:value-type="float">
            <text:p>101.449</text:p>
          </table:table-cell>
          <table:table-cell office:value-type="float" office:value="108.771" calcext:value-type="float">
            <text:p>108.771</text:p>
          </table:table-cell>
          <table:table-cell office:value-type="float" office:value="108.617" calcext:value-type="float">
            <text:p>108.6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745" calcext:value-type="float">
            <text:p>104.745</text:p>
          </table:table-cell>
          <table:table-cell office:value-type="float" office:value="90.676" calcext:value-type="float">
            <text:p>90.676</text:p>
          </table:table-cell>
          <table:table-cell office:value-type="float" office:value="104.325" calcext:value-type="float">
            <text:p>104.325</text:p>
          </table:table-cell>
          <table:table-cell office:value-type="float" office:value="102.744" calcext:value-type="float">
            <text:p>102.744</text:p>
          </table:table-cell>
          <table:table-cell office:value-type="float" office:value="112.434" calcext:value-type="float">
            <text:p>112.434</text:p>
          </table:table-cell>
          <table:table-cell office:value-type="float" office:value="110.845" calcext:value-type="float">
            <text:p>110.8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424" calcext:value-type="float">
            <text:p>106.424</text:p>
          </table:table-cell>
          <table:table-cell office:value-type="float" office:value="92.0582" calcext:value-type="float">
            <text:p>92.0582</text:p>
          </table:table-cell>
          <table:table-cell office:value-type="float" office:value="105.704" calcext:value-type="float">
            <text:p>105.704</text:p>
          </table:table-cell>
          <table:table-cell office:value-type="float" office:value="104.162" calcext:value-type="float">
            <text:p>104.162</text:p>
          </table:table-cell>
          <table:table-cell table:number-columns-repeated="2" office:value-type="float" office:value="111.839" calcext:value-type="float">
            <text:p>111.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486" calcext:value-type="float">
            <text:p>106.486</text:p>
          </table:table-cell>
          <table:table-cell office:value-type="float" office:value="93.2281" calcext:value-type="float">
            <text:p>93.2281</text:p>
          </table:table-cell>
          <table:table-cell office:value-type="float" office:value="105.947" calcext:value-type="float">
            <text:p>105.947</text:p>
          </table:table-cell>
          <table:table-cell office:value-type="float" office:value="105.576" calcext:value-type="float">
            <text:p>105.576</text:p>
          </table:table-cell>
          <table:table-cell office:value-type="float" office:value="114.295" calcext:value-type="float">
            <text:p>114.295</text:p>
          </table:table-cell>
          <table:table-cell office:value-type="float" office:value="114.304" calcext:value-type="float">
            <text:p>114.3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885" calcext:value-type="float">
            <text:p>108.885</text:p>
          </table:table-cell>
          <table:table-cell office:value-type="float" office:value="95.0425" calcext:value-type="float">
            <text:p>95.0425</text:p>
          </table:table-cell>
          <table:table-cell office:value-type="float" office:value="108.174" calcext:value-type="float">
            <text:p>108.174</text:p>
          </table:table-cell>
          <table:table-cell office:value-type="float" office:value="107.295" calcext:value-type="float">
            <text:p>107.295</text:p>
          </table:table-cell>
          <table:table-cell office:value-type="float" office:value="116.495" calcext:value-type="float">
            <text:p>116.495</text:p>
          </table:table-cell>
          <table:table-cell office:value-type="float" office:value="116.477" calcext:value-type="float">
            <text:p>116.4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84" calcext:value-type="float">
            <text:p>111.84</text:p>
          </table:table-cell>
          <table:table-cell office:value-type="float" office:value="96.1061" calcext:value-type="float">
            <text:p>96.1061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9.016" calcext:value-type="float">
            <text:p>109.016</text:p>
          </table:table-cell>
          <table:table-cell office:value-type="float" office:value="118.819" calcext:value-type="float">
            <text:p>118.819</text:p>
          </table:table-cell>
          <table:table-cell office:value-type="float" office:value="118.795" calcext:value-type="float">
            <text:p>118.7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955" calcext:value-type="float">
            <text:p>111.955</text:p>
          </table:table-cell>
          <table:table-cell office:value-type="float" office:value="96.136" calcext:value-type="float">
            <text:p>96.136</text:p>
          </table:table-cell>
          <table:table-cell office:value-type="float" office:value="111.458" calcext:value-type="float">
            <text:p>111.458</text:p>
          </table:table-cell>
          <table:table-cell office:value-type="float" office:value="110.729" calcext:value-type="float">
            <text:p>110.729</text:p>
          </table:table-cell>
          <table:table-cell office:value-type="float" office:value="137.272" calcext:value-type="float">
            <text:p>137.272</text:p>
          </table:table-cell>
          <table:table-cell office:value-type="float" office:value="125.006" calcext:value-type="float">
            <text:p>125.0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744" calcext:value-type="float">
            <text:p>113.744</text:p>
          </table:table-cell>
          <table:table-cell office:value-type="float" office:value="97.2898" calcext:value-type="float">
            <text:p>97.2898</text:p>
          </table:table-cell>
          <table:table-cell office:value-type="float" office:value="112.654" calcext:value-type="float">
            <text:p>112.654</text:p>
          </table:table-cell>
          <table:table-cell office:value-type="float" office:value="112.579" calcext:value-type="float">
            <text:p>112.579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036" calcext:value-type="float">
            <text:p>124.0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163" calcext:value-type="float">
            <text:p>116.163</text:p>
          </table:table-cell>
          <table:table-cell office:value-type="float" office:value="98.6903" calcext:value-type="float">
            <text:p>98.6903</text:p>
          </table:table-cell>
          <table:table-cell office:value-type="float" office:value="114.738" calcext:value-type="float">
            <text:p>114.738</text:p>
          </table:table-cell>
          <table:table-cell office:value-type="float" office:value="114.636" calcext:value-type="float">
            <text:p>114.636</text:p>
          </table:table-cell>
          <table:table-cell office:value-type="float" office:value="126.348" calcext:value-type="float">
            <text:p>126.348</text:p>
          </table:table-cell>
          <table:table-cell office:value-type="float" office:value="126.188" calcext:value-type="float">
            <text:p>126.1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348" calcext:value-type="float">
            <text:p>118.348</text:p>
          </table:table-cell>
          <table:table-cell office:value-type="float" office:value="100.556" calcext:value-type="float">
            <text:p>100.556</text:p>
          </table:table-cell>
          <table:table-cell office:value-type="float" office:value="116.99" calcext:value-type="float">
            <text:p>116.99</text:p>
          </table:table-cell>
          <table:table-cell office:value-type="float" office:value="116.821" calcext:value-type="float">
            <text:p>116.821</text:p>
          </table:table-cell>
          <table:table-cell office:value-type="float" office:value="130.046" calcext:value-type="float">
            <text:p>130.046</text:p>
          </table:table-cell>
          <table:table-cell office:value-type="float" office:value="129.961" calcext:value-type="float">
            <text:p>129.9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678" calcext:value-type="float">
            <text:p>122.678</text:p>
          </table:table-cell>
          <table:table-cell office:value-type="float" office:value="102.057" calcext:value-type="float">
            <text:p>102.057</text:p>
          </table:table-cell>
          <table:table-cell office:value-type="float" office:value="119.542" calcext:value-type="float">
            <text:p>119.542</text:p>
          </table:table-cell>
          <table:table-cell office:value-type="float" office:value="119.172" calcext:value-type="float">
            <text:p>119.172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4.198" calcext:value-type="float">
            <text:p>134.1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69" calcext:value-type="float">
            <text:p>123.269</text:p>
          </table:table-cell>
          <table:table-cell office:value-type="float" office:value="103.889" calcext:value-type="float">
            <text:p>103.889</text:p>
          </table:table-cell>
          <table:table-cell office:value-type="float" office:value="122.472" calcext:value-type="float">
            <text:p>122.472</text:p>
          </table:table-cell>
          <table:table-cell office:value-type="float" office:value="121.66" calcext:value-type="float">
            <text:p>121.66</text:p>
          </table:table-cell>
          <table:table-cell office:value-type="float" office:value="137.082" calcext:value-type="float">
            <text:p>137.082</text:p>
          </table:table-cell>
          <table:table-cell office:value-type="float" office:value="136.957" calcext:value-type="float">
            <text:p>136.9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106" calcext:value-type="float">
            <text:p>127.106</text:p>
          </table:table-cell>
          <table:table-cell office:value-type="float" office:value="105.803" calcext:value-type="float">
            <text:p>105.803</text:p>
          </table:table-cell>
          <table:table-cell office:value-type="float" office:value="124.212" calcext:value-type="float">
            <text:p>124.212</text:p>
          </table:table-cell>
          <table:table-cell office:value-type="float" office:value="124.176" calcext:value-type="float">
            <text:p>124.176</text:p>
          </table:table-cell>
          <table:table-cell office:value-type="float" office:value="211.353" calcext:value-type="float">
            <text:p>211.353</text:p>
          </table:table-cell>
          <table:table-cell office:value-type="float" office:value="167.07" calcext:value-type="float">
            <text:p>167.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015" calcext:value-type="float">
            <text:p>130.015</text:p>
          </table:table-cell>
          <table:table-cell office:value-type="float" office:value="107.668" calcext:value-type="float">
            <text:p>107.668</text:p>
          </table:table-cell>
          <table:table-cell office:value-type="float" office:value="127.068" calcext:value-type="float">
            <text:p>127.068</text:p>
          </table:table-cell>
          <table:table-cell office:value-type="float" office:value="127.021" calcext:value-type="float">
            <text:p>127.021</text:p>
          </table:table-cell>
          <table:table-cell office:value-type="float" office:value="365.204" calcext:value-type="float">
            <text:p>365.204</text:p>
          </table:table-cell>
          <table:table-cell office:value-type="float" office:value="202.603" calcext:value-type="float">
            <text:p>202.6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822" calcext:value-type="float">
            <text:p>132.822</text:p>
          </table:table-cell>
          <table:table-cell office:value-type="float" office:value="110.553" calcext:value-type="float">
            <text:p>110.553</text:p>
          </table:table-cell>
          <table:table-cell office:value-type="float" office:value="130.151" calcext:value-type="float">
            <text:p>130.151</text:p>
          </table:table-cell>
          <table:table-cell office:value-type="float" office:value="130.086" calcext:value-type="float">
            <text:p>130.086</text:p>
          </table:table-cell>
          <table:table-cell office:value-type="float" office:value="151.565" calcext:value-type="float">
            <text:p>151.565</text:p>
          </table:table-cell>
          <table:table-cell office:value-type="float" office:value="151.259" calcext:value-type="float">
            <text:p>151.2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35" calcext:value-type="float">
            <text:p>135.35</text:p>
          </table:table-cell>
          <table:table-cell office:value-type="float" office:value="113.998" calcext:value-type="float">
            <text:p>113.998</text:p>
          </table:table-cell>
          <table:table-cell office:value-type="float" office:value="133.508" calcext:value-type="float">
            <text:p>133.508</text:p>
          </table:table-cell>
          <table:table-cell office:value-type="float" office:value="133.414" calcext:value-type="float">
            <text:p>133.414</text:p>
          </table:table-cell>
          <table:table-cell office:value-type="float" office:value="157.16" calcext:value-type="float">
            <text:p>157.16</text:p>
          </table:table-cell>
          <table:table-cell office:value-type="float" office:value="156.836" calcext:value-type="float">
            <text:p>156.8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579" calcext:value-type="float">
            <text:p>138.579</text:p>
          </table:table-cell>
          <table:table-cell office:value-type="float" office:value="117.343" calcext:value-type="float">
            <text:p>117.343</text:p>
          </table:table-cell>
          <table:table-cell office:value-type="float" office:value="137.048" calcext:value-type="float">
            <text:p>137.048</text:p>
          </table:table-cell>
          <table:table-cell office:value-type="float" office:value="136.987" calcext:value-type="float">
            <text:p>136.987</text:p>
          </table:table-cell>
          <table:table-cell office:value-type="float" office:value="163.565" calcext:value-type="float">
            <text:p>163.565</text:p>
          </table:table-cell>
          <table:table-cell office:value-type="float" office:value="163.158" calcext:value-type="float">
            <text:p>163.1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682" calcext:value-type="float">
            <text:p>143.682</text:p>
          </table:table-cell>
          <table:table-cell office:value-type="float" office:value="120.387" calcext:value-type="float">
            <text:p>120.387</text:p>
          </table:table-cell>
          <table:table-cell office:value-type="float" office:value="140.952" calcext:value-type="float">
            <text:p>140.952</text:p>
          </table:table-cell>
          <table:table-cell office:value-type="float" office:value="140.911" calcext:value-type="float">
            <text:p>140.911</text:p>
          </table:table-cell>
          <table:table-cell office:value-type="float" office:value="223.952" calcext:value-type="float">
            <text:p>223.952</text:p>
          </table:table-cell>
          <table:table-cell office:value-type="float" office:value="194.804" calcext:value-type="float">
            <text:p>194.8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192" calcext:value-type="float">
            <text:p>149.192</text:p>
          </table:table-cell>
          <table:table-cell office:value-type="float" office:value="124.234" calcext:value-type="float">
            <text:p>124.234</text:p>
          </table:table-cell>
          <table:table-cell office:value-type="float" office:value="145.306" calcext:value-type="float">
            <text:p>145.306</text:p>
          </table:table-cell>
          <table:table-cell office:value-type="float" office:value="145.254" calcext:value-type="float">
            <text:p>145.254</text:p>
          </table:table-cell>
          <table:table-cell office:value-type="float" office:value="360.204" calcext:value-type="float">
            <text:p>360.204</text:p>
          </table:table-cell>
          <table:table-cell office:value-type="float" office:value="232.799" calcext:value-type="float">
            <text:p>232.7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273" calcext:value-type="float">
            <text:p>152.273</text:p>
          </table:table-cell>
          <table:table-cell office:value-type="float" office:value="128.254" calcext:value-type="float">
            <text:p>128.254</text:p>
          </table:table-cell>
          <table:table-cell office:value-type="float" office:value="150.14" calcext:value-type="float">
            <text:p>150.14</text:p>
          </table:table-cell>
          <table:table-cell office:value-type="float" office:value="150.065" calcext:value-type="float">
            <text:p>150.065</text:p>
          </table:table-cell>
          <table:table-cell office:value-type="float" office:value="189.554" calcext:value-type="float">
            <text:p>189.554</text:p>
          </table:table-cell>
          <table:table-cell office:value-type="float" office:value="188.705" calcext:value-type="float">
            <text:p>188.7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77" calcext:value-type="float">
            <text:p>158.77</text:p>
          </table:table-cell>
          <table:table-cell office:value-type="float" office:value="133.222" calcext:value-type="float">
            <text:p>133.222</text:p>
          </table:table-cell>
          <table:table-cell office:value-type="float" office:value="155.561" calcext:value-type="float">
            <text:p>155.561</text:p>
          </table:table-cell>
          <table:table-cell office:value-type="float" office:value="155.44" calcext:value-type="float">
            <text:p>155.44</text:p>
          </table:table-cell>
          <table:table-cell office:value-type="float" office:value="201.845" calcext:value-type="float">
            <text:p>201.845</text:p>
          </table:table-cell>
          <table:table-cell office:value-type="float" office:value="200.622" calcext:value-type="float">
            <text:p>200.6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095" calcext:value-type="float">
            <text:p>166.095</text:p>
          </table:table-cell>
          <table:table-cell office:value-type="float" office:value="137.848" calcext:value-type="float">
            <text:p>137.848</text:p>
          </table:table-cell>
          <table:table-cell office:value-type="float" office:value="161.778" calcext:value-type="float">
            <text:p>161.778</text:p>
          </table:table-cell>
          <table:table-cell office:value-type="float" office:value="161.504" calcext:value-type="float">
            <text:p>161.504</text:p>
          </table:table-cell>
          <table:table-cell office:value-type="float" office:value="378.57" calcext:value-type="float">
            <text:p>378.57</text:p>
          </table:table-cell>
          <table:table-cell office:value-type="float" office:value="266.421" calcext:value-type="float">
            <text:p>266.4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73" calcext:value-type="float">
            <text:p>175.73</text:p>
          </table:table-cell>
          <table:table-cell office:value-type="float" office:value="143.781" calcext:value-type="float">
            <text:p>143.781</text:p>
          </table:table-cell>
          <table:table-cell office:value-type="float" office:value="168.888" calcext:value-type="float">
            <text:p>168.888</text:p>
          </table:table-cell>
          <table:table-cell office:value-type="float" office:value="168.366" calcext:value-type="float">
            <text:p>168.366</text:p>
          </table:table-cell>
          <table:table-cell office:value-type="float" office:value="237.664" calcext:value-type="float">
            <text:p>237.664</text:p>
          </table:table-cell>
          <table:table-cell office:value-type="float" office:value="234.545" calcext:value-type="float">
            <text:p>234.5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156" calcext:value-type="float">
            <text:p>182.156</text:p>
          </table:table-cell>
          <table:table-cell office:value-type="float" office:value="149.662" calcext:value-type="float">
            <text:p>149.662</text:p>
          </table:table-cell>
          <table:table-cell office:value-type="float" office:value="176.232" calcext:value-type="float">
            <text:p>176.232</text:p>
          </table:table-cell>
          <table:table-cell office:value-type="float" office:value="176.159" calcext:value-type="float">
            <text:p>176.159</text:p>
          </table:table-cell>
          <table:table-cell office:value-type="float" office:value="266.64" calcext:value-type="float">
            <text:p>266.64</text:p>
          </table:table-cell>
          <table:table-cell office:value-type="float" office:value="261.652" calcext:value-type="float">
            <text:p>261.6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888" calcext:value-type="float">
            <text:p>192.888</text:p>
          </table:table-cell>
          <table:table-cell office:value-type="float" office:value="157.541" calcext:value-type="float">
            <text:p>157.541</text:p>
          </table:table-cell>
          <table:table-cell office:value-type="float" office:value="185.502" calcext:value-type="float">
            <text:p>185.502</text:p>
          </table:table-cell>
          <table:table-cell office:value-type="float" office:value="185.406" calcext:value-type="float">
            <text:p>185.406</text:p>
          </table:table-cell>
          <table:table-cell office:value-type="float" office:value="313.953" calcext:value-type="float">
            <text:p>313.953</text:p>
          </table:table-cell>
          <table:table-cell office:value-type="float" office:value="303.283" calcext:value-type="float">
            <text:p>303.2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223" calcext:value-type="float">
            <text:p>203.223</text:p>
          </table:table-cell>
          <table:table-cell office:value-type="float" office:value="166.779" calcext:value-type="float">
            <text:p>166.779</text:p>
          </table:table-cell>
          <table:table-cell office:value-type="float" office:value="196.552" calcext:value-type="float">
            <text:p>196.552</text:p>
          </table:table-cell>
          <table:table-cell office:value-type="float" office:value="196.419" calcext:value-type="float">
            <text:p>196.419</text:p>
          </table:table-cell>
          <table:table-cell office:value-type="float" office:value="459.539" calcext:value-type="float">
            <text:p>459.539</text:p>
          </table:table-cell>
          <table:table-cell office:value-type="float" office:value="391.476" calcext:value-type="float">
            <text:p>391.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692" calcext:value-type="float">
            <text:p>215.692</text:p>
          </table:table-cell>
          <table:table-cell office:value-type="float" office:value="178.222" calcext:value-type="float">
            <text:p>178.222</text:p>
          </table:table-cell>
          <table:table-cell office:value-type="float" office:value="210.068" calcext:value-type="float">
            <text:p>210.068</text:p>
          </table:table-cell>
          <table:table-cell office:value-type="float" office:value="209.873" calcext:value-type="float">
            <text:p>209.873</text:p>
          </table:table-cell>
          <table:table-cell office:value-type="float" office:value="516.327" calcext:value-type="float">
            <text:p>516.327</text:p>
          </table:table-cell>
          <table:table-cell office:value-type="float" office:value="410.03" calcext:value-type="float">
            <text:p>410.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96" calcext:value-type="float">
            <text:p>230.96</text:p>
          </table:table-cell>
          <table:table-cell office:value-type="float" office:value="192.812" calcext:value-type="float">
            <text:p>192.812</text:p>
          </table:table-cell>
          <table:table-cell office:value-type="float" office:value="227.16" calcext:value-type="float">
            <text:p>227.16</text:p>
          </table:table-cell>
          <table:table-cell office:value-type="float" office:value="226.858" calcext:value-type="float">
            <text:p>226.858</text:p>
          </table:table-cell>
          <table:table-cell office:value-type="float" office:value="563.983" calcext:value-type="float">
            <text:p>563.983</text:p>
          </table:table-cell>
          <table:table-cell office:value-type="float" office:value="410.248" calcext:value-type="float">
            <text:p>410.2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.441" calcext:value-type="float">
            <text:p>251.441</text:p>
          </table:table-cell>
          <table:table-cell office:value-type="float" office:value="210.818" calcext:value-type="float">
            <text:p>210.818</text:p>
          </table:table-cell>
          <table:table-cell office:value-type="float" office:value="249.817" calcext:value-type="float">
            <text:p>249.817</text:p>
          </table:table-cell>
          <table:table-cell office:value-type="float" office:value="249.308" calcext:value-type="float">
            <text:p>249.308</text:p>
          </table:table-cell>
          <table:table-cell office:value-type="float" office:value="398.876" calcext:value-type="float">
            <text:p>398.876</text:p>
          </table:table-cell>
          <table:table-cell office:value-type="float" office:value="331.633" calcext:value-type="float">
            <text:p>331.6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818" calcext:value-type="float">
            <text:p>283.818</text:p>
          </table:table-cell>
          <table:table-cell office:value-type="float" office:value="237.412" calcext:value-type="float">
            <text:p>237.412</text:p>
          </table:table-cell>
          <table:table-cell office:value-type="float" office:value="282.06" calcext:value-type="float">
            <text:p>282.06</text:p>
          </table:table-cell>
          <table:table-cell office:value-type="float" office:value="281.077" calcext:value-type="float">
            <text:p>281.077</text:p>
          </table:table-cell>
          <table:table-cell office:value-type="float" office:value="339.794" calcext:value-type="float">
            <text:p>339.794</text:p>
          </table:table-cell>
          <table:table-cell office:value-type="float" office:value="333.622" calcext:value-type="float">
            <text:p>333.6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.743" calcext:value-type="float">
            <text:p>335.743</text:p>
          </table:table-cell>
          <table:table-cell office:value-type="float" office:value="280.859" calcext:value-type="float">
            <text:p>280.859</text:p>
          </table:table-cell>
          <table:table-cell office:value-type="float" office:value="333.887" calcext:value-type="float">
            <text:p>333.887</text:p>
          </table:table-cell>
          <table:table-cell office:value-type="float" office:value="331.412" calcext:value-type="float">
            <text:p>331.412</text:p>
          </table:table-cell>
          <table:table-cell office:value-type="float" office:value="473.584" calcext:value-type="float">
            <text:p>473.584</text:p>
          </table:table-cell>
          <table:table-cell office:value-type="float" office:value="431.75" calcext:value-type="float">
            <text:p>431.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.877" calcext:value-type="float">
            <text:p>437.877</text:p>
          </table:table-cell>
          <table:table-cell office:value-type="float" office:value="361.755" calcext:value-type="float">
            <text:p>361.755</text:p>
          </table:table-cell>
          <table:table-cell office:value-type="float" office:value="436.786" calcext:value-type="float">
            <text:p>436.786</text:p>
          </table:table-cell>
          <table:table-cell office:value-type="float" office:value="427.267" calcext:value-type="float">
            <text:p>427.267</text:p>
          </table:table-cell>
          <table:table-cell office:value-type="float" office:value="623.672" calcext:value-type="float">
            <text:p>623.672</text:p>
          </table:table-cell>
          <table:table-cell office:value-type="float" office:value="581.777" calcext:value-type="float">
            <text:p>581.7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.211" calcext:value-type="float">
            <text:p>714.211</text:p>
          </table:table-cell>
          <table:table-cell office:value-type="float" office:value="549.569" calcext:value-type="float">
            <text:p>549.569</text:p>
          </table:table-cell>
          <table:table-cell office:value-type="float" office:value="716.134" calcext:value-type="float">
            <text:p>716.134</text:p>
          </table:table-cell>
          <table:table-cell office:value-type="float" office:value="661.494" calcext:value-type="float">
            <text:p>661.494</text:p>
          </table:table-cell>
          <table:table-cell office:value-type="float" office:value="874.694" calcext:value-type="float">
            <text:p>874.694</text:p>
          </table:table-cell>
          <table:table-cell office:value-type="float" office:value="803.258" calcext:value-type="float">
            <text:p>803.2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.035" calcext:value-type="float">
            <text:p>921.035</text:p>
          </table:table-cell>
          <table:table-cell office:value-type="float" office:value="401.511" calcext:value-type="float">
            <text:p>401.511</text:p>
          </table:table-cell>
          <table:table-cell office:value-type="float" office:value="938.262" calcext:value-type="float">
            <text:p>938.262</text:p>
          </table:table-cell>
          <table:table-cell office:value-type="float" office:value="861.778" calcext:value-type="float">
            <text:p>861.778</text:p>
          </table:table-cell>
          <table:table-cell office:value-type="float" office:value="1012.37" calcext:value-type="float">
            <text:p>1012.37</text:p>
          </table:table-cell>
          <table:table-cell office:value-type="float" office:value="932.695" calcext:value-type="float">
            <text:p>932.6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.308" calcext:value-type="float">
            <text:p>282.308</text:p>
          </table:table-cell>
          <table:table-cell office:value-type="float" office:value="19.833" calcext:value-type="float">
            <text:p>19.833</text:p>
          </table:table-cell>
          <table:table-cell office:value-type="float" office:value="1010.46" calcext:value-type="float">
            <text:p>1010.46</text:p>
          </table:table-cell>
          <table:table-cell office:value-type="float" office:value="826.051" calcext:value-type="float">
            <text:p>826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.435" calcext:value-type="float">
            <text:p>289.435</text:p>
          </table:table-cell>
          <table:table-cell office:value-type="float" office:value="18.2601" calcext:value-type="float">
            <text:p>18.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673" calcext:value-type="float">
            <text:p>428.673</text:p>
          </table:table-cell>
          <table:table-cell office:value-type="float" office:value="324.78" calcext:value-type="float">
            <text:p>324.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.403" calcext:value-type="float">
            <text:p>303.403</text:p>
          </table:table-cell>
          <table:table-cell office:value-type="float" office:value="15.4191" calcext:value-type="float">
            <text:p>15.4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862" calcext:value-type="float">
            <text:p>184.862</text:p>
          </table:table-cell>
          <table:table-cell office:value-type="float" office:value="11.5409" calcext:value-type="float">
            <text:p>11.5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784" calcext:value-type="float">
            <text:p>176.784</text:p>
          </table:table-cell>
          <table:table-cell office:value-type="float" office:value="10.525" calcext:value-type="float">
            <text:p>10.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863" calcext:value-type="float">
            <text:p>265.863</text:p>
          </table:table-cell>
          <table:table-cell office:value-type="float" office:value="11.8609" calcext:value-type="float">
            <text:p>11.86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.09" calcext:value-type="float">
            <text:p>249.09</text:p>
          </table:table-cell>
          <table:table-cell office:value-type="float" office:value="9.54963" calcext:value-type="float">
            <text:p>9.549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544" calcext:value-type="float">
            <text:p>80.7544</text:p>
          </table:table-cell>
          <table:table-cell office:value-type="float" office:value="6.86433" calcext:value-type="float">
            <text:p>6.864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1.988" calcext:value-type="float">
            <text:p>241.9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7436" calcext:value-type="float">
            <text:p>91.7436</text:p>
          </table:table-cell>
          <table:table-cell office:value-type="float" office:value="7.35482" calcext:value-type="float">
            <text:p>7.35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8.637" calcext:value-type="float">
            <text:p>148.6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967" calcext:value-type="float">
            <text:p>138.967</text:p>
          </table:table-cell>
          <table:table-cell office:value-type="float" office:value="7.78454" calcext:value-type="float">
            <text:p>7.78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649" calcext:value-type="float">
            <text:p>146.649</text:p>
          </table:table-cell>
          <table:table-cell office:value-type="float" office:value="7.76" calcext:value-type="float">
            <text:p>7.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704" calcext:value-type="float">
            <text:p>132.704</text:p>
          </table:table-cell>
          <table:table-cell office:value-type="float" office:value="7.48004" calcext:value-type="float">
            <text:p>7.48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275" calcext:value-type="float">
            <text:p>178.275</text:p>
          </table:table-cell>
          <table:table-cell office:value-type="float" office:value="7.52025" calcext:value-type="float">
            <text:p>7.5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.757" calcext:value-type="float">
            <text:p>529.757</text:p>
          </table:table-cell>
          <table:table-cell office:value-type="float" office:value="429.261" calcext:value-type="float">
            <text:p>429.2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805" calcext:value-type="float">
            <text:p>138.805</text:p>
          </table:table-cell>
          <table:table-cell office:value-type="float" office:value="7.23455" calcext:value-type="float">
            <text:p>7.234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794" calcext:value-type="float">
            <text:p>209.794</text:p>
          </table:table-cell>
          <table:table-cell office:value-type="float" office:value="7.4097" calcext:value-type="float">
            <text:p>7.40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963" calcext:value-type="float">
            <text:p>135.963</text:p>
          </table:table-cell>
          <table:table-cell office:value-type="float" office:value="6.49215" calcext:value-type="float">
            <text:p>6.49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.283" calcext:value-type="float">
            <text:p>80.2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494" calcext:value-type="float">
            <text:p>135.494</text:p>
          </table:table-cell>
          <table:table-cell office:value-type="float" office:value="5.29178" calcext:value-type="float">
            <text:p>5.291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887" calcext:value-type="float">
            <text:p>15.8887</text:p>
          </table:table-cell>
          <table:table-cell office:value-type="float" office:value="4.37788" calcext:value-type="float">
            <text:p>4.37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3024" calcext:value-type="float">
            <text:p>77.3024</text:p>
          </table:table-cell>
          <table:table-cell office:value-type="float" office:value="4.97177" calcext:value-type="float">
            <text:p>4.97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983" calcext:value-type="float">
            <text:p>13.9983</text:p>
          </table:table-cell>
          <table:table-cell office:value-type="float" office:value="4.492" calcext:value-type="float">
            <text:p>4.4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212" calcext:value-type="float">
            <text:p>18.7212</text:p>
          </table:table-cell>
          <table:table-cell office:value-type="float" office:value="4.79421" calcext:value-type="float">
            <text:p>4.79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386" calcext:value-type="float">
            <text:p>103.386</text:p>
          </table:table-cell>
          <table:table-cell office:value-type="float" office:value="6.0033" calcext:value-type="float">
            <text:p>6.00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625" calcext:value-type="float">
            <text:p>64.0625</text:p>
          </table:table-cell>
          <table:table-cell office:value-type="float" office:value="4.8249" calcext:value-type="float">
            <text:p>4.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782" calcext:value-type="float">
            <text:p>331.782</text:p>
          </table:table-cell>
          <table:table-cell office:value-type="float" office:value="265.483" calcext:value-type="float">
            <text:p>265.4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717" calcext:value-type="float">
            <text:p>77.5717</text:p>
          </table:table-cell>
          <table:table-cell office:value-type="float" office:value="4.97643" calcext:value-type="float">
            <text:p>4.976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949" calcext:value-type="float">
            <text:p>15.2949</text:p>
          </table:table-cell>
          <table:table-cell office:value-type="float" office:value="4.72299" calcext:value-type="float">
            <text:p>4.72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628" calcext:value-type="float">
            <text:p>28.7628</text:p>
          </table:table-cell>
          <table:table-cell office:value-type="float" office:value="4.92297" calcext:value-type="float">
            <text:p>4.92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35" calcext:value-type="float">
            <text:p>57.635</text:p>
          </table:table-cell>
          <table:table-cell office:value-type="float" office:value="4.83536" calcext:value-type="float">
            <text:p>4.835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017" calcext:value-type="float">
            <text:p>66.5017</text:p>
          </table:table-cell>
          <table:table-cell office:value-type="float" office:value="5.18521" calcext:value-type="float">
            <text:p>5.18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47" calcext:value-type="float">
            <text:p>17.647</text:p>
          </table:table-cell>
          <table:table-cell office:value-type="float" office:value="4.68851" calcext:value-type="float">
            <text:p>4.68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374" calcext:value-type="float">
            <text:p>147.374</text:p>
          </table:table-cell>
          <table:table-cell office:value-type="float" office:value="142.334" calcext:value-type="float">
            <text:p>142.3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4897" calcext:value-type="float">
            <text:p>65.4897</text:p>
          </table:table-cell>
          <table:table-cell office:value-type="float" office:value="5.09686" calcext:value-type="float">
            <text:p>5.09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7" calcext:value-type="float">
            <text:p>14.507</text:p>
          </table:table-cell>
          <table:table-cell office:value-type="float" office:value="4.65768" calcext:value-type="float">
            <text:p>4.657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405" calcext:value-type="float">
            <text:p>22.7405</text:p>
          </table:table-cell>
          <table:table-cell office:value-type="float" office:value="5.09871" calcext:value-type="float">
            <text:p>5.09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.2116" calcext:value-type="float">
            <text:p>56.21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22" calcext:value-type="float">
            <text:p>64.922</text:p>
          </table:table-cell>
          <table:table-cell office:value-type="float" office:value="5.24715" calcext:value-type="float">
            <text:p>5.24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588" calcext:value-type="float">
            <text:p>253.588</text:p>
          </table:table-cell>
          <table:table-cell office:value-type="float" office:value="221.654" calcext:value-type="float">
            <text:p>221.6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114" calcext:value-type="float">
            <text:p>73.2114</text:p>
          </table:table-cell>
          <table:table-cell office:value-type="float" office:value="5.5011" calcext:value-type="float">
            <text:p>5.50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13" calcext:value-type="float">
            <text:p>98.413</text:p>
          </table:table-cell>
          <table:table-cell office:value-type="float" office:value="5.85788" calcext:value-type="float">
            <text:p>5.85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6.559" calcext:value-type="float">
            <text:p>196.5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433" calcext:value-type="float">
            <text:p>13.8433</text:p>
          </table:table-cell>
          <table:table-cell office:value-type="float" office:value="4.73548" calcext:value-type="float">
            <text:p>4.735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63" calcext:value-type="float">
            <text:p>23.663</text:p>
          </table:table-cell>
          <table:table-cell office:value-type="float" office:value="4.93127" calcext:value-type="float">
            <text:p>4.93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43" calcext:value-type="float">
            <text:p>19.2943</text:p>
          </table:table-cell>
          <table:table-cell office:value-type="float" office:value="5.05174" calcext:value-type="float">
            <text:p>5.05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.656" calcext:value-type="float">
            <text:p>200.6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353" calcext:value-type="float">
            <text:p>26.6353</text:p>
          </table:table-cell>
          <table:table-cell office:value-type="float" office:value="5.08307" calcext:value-type="float">
            <text:p>5.083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263" calcext:value-type="float">
            <text:p>155.263</text:p>
          </table:table-cell>
          <table:table-cell office:value-type="float" office:value="6.52055" calcext:value-type="float">
            <text:p>6.520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663" calcext:value-type="float">
            <text:p>14.2663</text:p>
          </table:table-cell>
          <table:table-cell office:value-type="float" office:value="4.48522" calcext:value-type="float">
            <text:p>4.48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.8221" calcext:value-type="float">
            <text:p>57.82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843" calcext:value-type="float">
            <text:p>15.9843</text:p>
          </table:table-cell>
          <table:table-cell office:value-type="float" office:value="4.67472" calcext:value-type="float">
            <text:p>4.674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85" calcext:value-type="float">
            <text:p>20.685</text:p>
          </table:table-cell>
          <table:table-cell office:value-type="float" office:value="4.84822" calcext:value-type="float">
            <text:p>4.84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7.893" calcext:value-type="float">
            <text:p>257.8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0045" calcext:value-type="float">
            <text:p>83.0045</text:p>
          </table:table-cell>
          <table:table-cell office:value-type="float" office:value="5.8298" calcext:value-type="float">
            <text:p>5.82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727" calcext:value-type="float">
            <text:p>83.6727</text:p>
          </table:table-cell>
          <table:table-cell office:value-type="float" office:value="5.41252" calcext:value-type="float">
            <text:p>5.41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523" calcext:value-type="float">
            <text:p>61.9523</text:p>
          </table:table-cell>
          <table:table-cell office:value-type="float" office:value="4.92745" calcext:value-type="float">
            <text:p>4.927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017" calcext:value-type="float">
            <text:p>18.3017</text:p>
          </table:table-cell>
          <table:table-cell office:value-type="float" office:value="4.79634" calcext:value-type="float">
            <text:p>4.796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243" calcext:value-type="float">
            <text:p>25.1243</text:p>
          </table:table-cell>
          <table:table-cell office:value-type="float" office:value="5.07911" calcext:value-type="float">
            <text:p>5.079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032" calcext:value-type="float">
            <text:p>152.032</text:p>
          </table:table-cell>
          <table:table-cell office:value-type="float" office:value="6.68293" calcext:value-type="float">
            <text:p>6.68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292" calcext:value-type="float">
            <text:p>75.3292</text:p>
          </table:table-cell>
          <table:table-cell office:value-type="float" office:value="5.4733" calcext:value-type="float">
            <text:p>5.47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4717" calcext:value-type="float">
            <text:p>82.4717</text:p>
          </table:table-cell>
          <table:table-cell office:value-type="float" office:value="5.73255" calcext:value-type="float">
            <text:p>5.73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.484" calcext:value-type="float">
            <text:p>361.484</text:p>
          </table:table-cell>
          <table:table-cell office:value-type="float" office:value="258.811" calcext:value-type="float">
            <text:p>258.8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67" calcext:value-type="float">
            <text:p>121.267</text:p>
          </table:table-cell>
          <table:table-cell office:value-type="float" office:value="5.38564" calcext:value-type="float">
            <text:p>5.385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728" calcext:value-type="float">
            <text:p>17.7728</text:p>
          </table:table-cell>
          <table:table-cell office:value-type="float" office:value="4.36909" calcext:value-type="float">
            <text:p>4.36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1.948" calcext:value-type="float">
            <text:p>241.9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486" calcext:value-type="float">
            <text:p>66.4486</text:p>
          </table:table-cell>
          <table:table-cell office:value-type="float" office:value="4.76747" calcext:value-type="float">
            <text:p>4.767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4" calcext:value-type="float">
            <text:p>12.164</text:p>
          </table:table-cell>
          <table:table-cell office:value-type="float" office:value="4.41832" calcext:value-type="float">
            <text:p>4.41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.672" calcext:value-type="float">
            <text:p>149.6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992" calcext:value-type="float">
            <text:p>51.5992</text:p>
          </table:table-cell>
          <table:table-cell office:value-type="float" office:value="4.73139" calcext:value-type="float">
            <text:p>4.731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806" calcext:value-type="float">
            <text:p>51.1806</text:p>
          </table:table-cell>
          <table:table-cell office:value-type="float" office:value="4.8132" calcext:value-type="float">
            <text:p>4.8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826" calcext:value-type="float">
            <text:p>17.5826</text:p>
          </table:table-cell>
          <table:table-cell office:value-type="float" office:value="4.82061" calcext:value-type="float">
            <text:p>4.820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258" calcext:value-type="float">
            <text:p>26.8258</text:p>
          </table:table-cell>
          <table:table-cell office:value-type="float" office:value="5.09107" calcext:value-type="float">
            <text:p>5.09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2.501" calcext:value-type="float">
            <text:p>332.5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532" calcext:value-type="float">
            <text:p>121.532</text:p>
          </table:table-cell>
          <table:table-cell office:value-type="float" office:value="6.05853" calcext:value-type="float">
            <text:p>6.058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316" calcext:value-type="float">
            <text:p>26.1316</text:p>
          </table:table-cell>
          <table:table-cell office:value-type="float" office:value="4.88044" calcext:value-type="float">
            <text:p>4.880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302" calcext:value-type="float">
            <text:p>79.8302</text:p>
          </table:table-cell>
          <table:table-cell office:value-type="float" office:value="5.23568" calcext:value-type="float">
            <text:p>5.235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425" calcext:value-type="float">
            <text:p>26.0425</text:p>
          </table:table-cell>
          <table:table-cell office:value-type="float" office:value="5.05705" calcext:value-type="float">
            <text:p>5.05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602" calcext:value-type="float">
            <text:p>231.602</text:p>
          </table:table-cell>
          <table:table-cell office:value-type="float" office:value="6.13407" calcext:value-type="float">
            <text:p>6.134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503" calcext:value-type="float">
            <text:p>154.503</text:p>
          </table:table-cell>
          <table:table-cell office:value-type="float" office:value="5.49123" calcext:value-type="float">
            <text:p>5.49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.23" calcext:value-type="float">
            <text:p>1056.23</text:p>
          </table:table-cell>
          <table:table-cell office:value-type="float" office:value="821.958" calcext:value-type="float">
            <text:p>821.9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24" calcext:value-type="float">
            <text:p>15.6324</text:p>
          </table:table-cell>
          <table:table-cell office:value-type="float" office:value="4.46497" calcext:value-type="float">
            <text:p>4.464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81" calcext:value-type="float">
            <text:p>20.281</text:p>
          </table:table-cell>
          <table:table-cell office:value-type="float" office:value="4.60925" calcext:value-type="float">
            <text:p>4.6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3.108" calcext:value-type="float">
            <text:p>253.1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5987" calcext:value-type="float">
            <text:p>96.5987</text:p>
          </table:table-cell>
          <table:table-cell office:value-type="float" office:value="5.24698" calcext:value-type="float">
            <text:p>5.24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589" calcext:value-type="float">
            <text:p>16.5589</text:p>
          </table:table-cell>
          <table:table-cell office:value-type="float" office:value="4.40338" calcext:value-type="float">
            <text:p>4.40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74" calcext:value-type="float">
            <text:p>19.574</text:p>
          </table:table-cell>
          <table:table-cell office:value-type="float" office:value="4.56735" calcext:value-type="float">
            <text:p>4.567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407" calcext:value-type="float">
            <text:p>33.3407</text:p>
          </table:table-cell>
          <table:table-cell office:value-type="float" office:value="5.1001" calcext:value-type="float">
            <text:p>5.1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377" calcext:value-type="float">
            <text:p>158.377</text:p>
          </table:table-cell>
          <table:table-cell office:value-type="float" office:value="6.29182" calcext:value-type="float">
            <text:p>6.29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647" calcext:value-type="float">
            <text:p>78.2647</text:p>
          </table:table-cell>
          <table:table-cell office:value-type="float" office:value="4.49651" calcext:value-type="float">
            <text:p>4.49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57" calcext:value-type="float">
            <text:p>19.4657</text:p>
          </table:table-cell>
          <table:table-cell office:value-type="float" office:value="4.17732" calcext:value-type="float">
            <text:p>4.177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03" calcext:value-type="float">
            <text:p>39.5903</text:p>
          </table:table-cell>
          <table:table-cell office:value-type="float" office:value="4.51406" calcext:value-type="float">
            <text:p>4.514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692" calcext:value-type="float">
            <text:p>12.3692</text:p>
          </table:table-cell>
          <table:table-cell office:value-type="float" office:value="3.98629" calcext:value-type="float">
            <text:p>3.986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756" calcext:value-type="float">
            <text:p>15.6756</text:p>
          </table:table-cell>
          <table:table-cell office:value-type="float" office:value="4.19012" calcext:value-type="float">
            <text:p>4.19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.894" calcext:value-type="float">
            <text:p>295.894</text:p>
          </table:table-cell>
          <table:table-cell office:value-type="float" office:value="233.298" calcext:value-type="float">
            <text:p>233.2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56" calcext:value-type="float">
            <text:p>17.3156</text:p>
          </table:table-cell>
          <table:table-cell office:value-type="float" office:value="4.42624" calcext:value-type="float">
            <text:p>4.426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769" calcext:value-type="float">
            <text:p>31.3769</text:p>
          </table:table-cell>
          <table:table-cell office:value-type="float" office:value="4.98706" calcext:value-type="float">
            <text:p>4.987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651" calcext:value-type="float">
            <text:p>106.651</text:p>
          </table:table-cell>
          <table:table-cell office:value-type="float" office:value="5.9964" calcext:value-type="float">
            <text:p>5.99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461" calcext:value-type="float">
            <text:p>81.2461</text:p>
          </table:table-cell>
          <table:table-cell office:value-type="float" office:value="4.83021" calcext:value-type="float">
            <text:p>4.83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956" calcext:value-type="float">
            <text:p>15.7956</text:p>
          </table:table-cell>
          <table:table-cell office:value-type="float" office:value="4.14811" calcext:value-type="float">
            <text:p>4.148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947" calcext:value-type="float">
            <text:p>19.1947</text:p>
          </table:table-cell>
          <table:table-cell office:value-type="float" office:value="4.40216" calcext:value-type="float">
            <text:p>4.40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533" calcext:value-type="float">
            <text:p>31.1533</text:p>
          </table:table-cell>
          <table:table-cell office:value-type="float" office:value="4.98669" calcext:value-type="float">
            <text:p>4.986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975" calcext:value-type="float">
            <text:p>150.975</text:p>
          </table:table-cell>
          <table:table-cell office:value-type="float" office:value="6.11265" calcext:value-type="float">
            <text:p>6.112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249" calcext:value-type="float">
            <text:p>113.249</text:p>
          </table:table-cell>
          <table:table-cell office:value-type="float" office:value="5.07576" calcext:value-type="float">
            <text:p>5.075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054" calcext:value-type="float">
            <text:p>20.7054</text:p>
          </table:table-cell>
          <table:table-cell office:value-type="float" office:value="4.31135" calcext:value-type="float">
            <text:p>4.31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7.085" calcext:value-type="float">
            <text:p>187.0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418" calcext:value-type="float">
            <text:p>51.9418</text:p>
          </table:table-cell>
          <table:table-cell office:value-type="float" office:value="5.0545" calcext:value-type="float">
            <text:p>5.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595" calcext:value-type="float">
            <text:p>118.595</text:p>
          </table:table-cell>
          <table:table-cell office:value-type="float" office:value="104.221" calcext:value-type="float">
            <text:p>104.2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598" calcext:value-type="float">
            <text:p>174.598</text:p>
          </table:table-cell>
          <table:table-cell office:value-type="float" office:value="5.47852" calcext:value-type="float">
            <text:p>5.478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044" calcext:value-type="float">
            <text:p>117.044</text:p>
          </table:table-cell>
          <table:table-cell office:value-type="float" office:value="4.50786" calcext:value-type="float">
            <text:p>4.507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6311" calcext:value-type="float">
            <text:p>9.96311</text:p>
          </table:table-cell>
          <table:table-cell office:value-type="float" office:value="3.59284" calcext:value-type="float">
            <text:p>3.592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092" calcext:value-type="float">
            <text:p>9.17092</text:p>
          </table:table-cell>
          <table:table-cell office:value-type="float" office:value="3.53317" calcext:value-type="float">
            <text:p>3.533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4" calcext:value-type="float">
            <text:p>10.024</text:p>
          </table:table-cell>
          <table:table-cell office:value-type="float" office:value="3.6984" calcext:value-type="float">
            <text:p>3.69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764" calcext:value-type="float">
            <text:p>12.2764</text:p>
          </table:table-cell>
          <table:table-cell office:value-type="float" office:value="3.82229" calcext:value-type="float">
            <text:p>3.822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749" calcext:value-type="float">
            <text:p>11.7749</text:p>
          </table:table-cell>
          <table:table-cell office:value-type="float" office:value="3.7407" calcext:value-type="float">
            <text:p>3.74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028" calcext:value-type="float">
            <text:p>12.3028</text:p>
          </table:table-cell>
          <table:table-cell office:value-type="float" office:value="3.64762" calcext:value-type="float">
            <text:p>3.647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329" calcext:value-type="float">
            <text:p>11.5329</text:p>
          </table:table-cell>
          <table:table-cell office:value-type="float" office:value="3.63191" calcext:value-type="float">
            <text:p>3.63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165" calcext:value-type="float">
            <text:p>12.2165</text:p>
          </table:table-cell>
          <table:table-cell office:value-type="float" office:value="3.8084" calcext:value-type="float">
            <text:p>3.8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194" calcext:value-type="float">
            <text:p>14.3194</text:p>
          </table:table-cell>
          <table:table-cell office:value-type="float" office:value="4.00384" calcext:value-type="float">
            <text:p>4.00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526" calcext:value-type="float">
            <text:p>16.7526</text:p>
          </table:table-cell>
          <table:table-cell office:value-type="float" office:value="4.06609" calcext:value-type="float">
            <text:p>4.066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82" calcext:value-type="float">
            <text:p>20.3282</text:p>
          </table:table-cell>
          <table:table-cell office:value-type="float" office:value="4.29159" calcext:value-type="float">
            <text:p>4.291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823" calcext:value-type="float">
            <text:p>116.823</text:p>
          </table:table-cell>
          <table:table-cell office:value-type="float" office:value="5.52399" calcext:value-type="float">
            <text:p>5.523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726" calcext:value-type="float">
            <text:p>22.8726</text:p>
          </table:table-cell>
          <table:table-cell office:value-type="float" office:value="4.59778" calcext:value-type="float">
            <text:p>4.597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37" calcext:value-type="float">
            <text:p>45.137</text:p>
          </table:table-cell>
          <table:table-cell office:value-type="float" office:value="4.78577" calcext:value-type="float">
            <text:p>4.785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195" calcext:value-type="float">
            <text:p>199.195</text:p>
          </table:table-cell>
          <table:table-cell office:value-type="float" office:value="5.58519" calcext:value-type="float">
            <text:p>5.585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544" calcext:value-type="float">
            <text:p>19.1544</text:p>
          </table:table-cell>
          <table:table-cell office:value-type="float" office:value="3.86303" calcext:value-type="float">
            <text:p>3.863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136" calcext:value-type="float">
            <text:p>23.9136</text:p>
          </table:table-cell>
          <table:table-cell office:value-type="float" office:value="3.95364" calcext:value-type="float">
            <text:p>3.95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934" calcext:value-type="float">
            <text:p>134.934</text:p>
          </table:table-cell>
          <table:table-cell office:value-type="float" office:value="4.92849" calcext:value-type="float">
            <text:p>4.92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04" calcext:value-type="float">
            <text:p>18.5704</text:p>
          </table:table-cell>
          <table:table-cell office:value-type="float" office:value="3.9677" calcext:value-type="float">
            <text:p>3.96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564" calcext:value-type="float">
            <text:p>71.3564</text:p>
          </table:table-cell>
          <table:table-cell office:value-type="float" office:value="4.59951" calcext:value-type="float">
            <text:p>4.599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596" calcext:value-type="float">
            <text:p>139.596</text:p>
          </table:table-cell>
          <table:table-cell office:value-type="float" office:value="5.40885" calcext:value-type="float">
            <text:p>5.408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546" calcext:value-type="float">
            <text:p>146.546</text:p>
          </table:table-cell>
          <table:table-cell office:value-type="float" office:value="4.82188" calcext:value-type="float">
            <text:p>4.82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986" calcext:value-type="float">
            <text:p>151.986</text:p>
          </table:table-cell>
          <table:table-cell office:value-type="float" office:value="3.99348" calcext:value-type="float">
            <text:p>3.99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9.398" calcext:value-type="float">
            <text:p>179.3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173" calcext:value-type="float">
            <text:p>7.79173</text:p>
          </table:table-cell>
          <table:table-cell office:value-type="float" office:value="2.96811" calcext:value-type="float">
            <text:p>2.968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884" calcext:value-type="float">
            <text:p>7.89884</text:p>
          </table:table-cell>
          <table:table-cell office:value-type="float" office:value="2.908" calcext:value-type="float">
            <text:p>2.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216" calcext:value-type="float">
            <text:p>6.7216</text:p>
          </table:table-cell>
          <table:table-cell office:value-type="float" office:value="2.87123" calcext:value-type="float">
            <text:p>2.87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6043" calcext:value-type="float">
            <text:p>7.36043</text:p>
          </table:table-cell>
          <table:table-cell office:value-type="float" office:value="2.9574" calcext:value-type="float">
            <text:p>2.95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.442" calcext:value-type="float">
            <text:p>102.4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1085" calcext:value-type="float">
            <text:p>7.91085</text:p>
          </table:table-cell>
          <table:table-cell office:value-type="float" office:value="3.0569" calcext:value-type="float">
            <text:p>3.05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7987" calcext:value-type="float">
            <text:p>9.37987</text:p>
          </table:table-cell>
          <table:table-cell office:value-type="float" office:value="3.21932" calcext:value-type="float">
            <text:p>3.219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677" calcext:value-type="float">
            <text:p>11.2677</text:p>
          </table:table-cell>
          <table:table-cell office:value-type="float" office:value="3.34014" calcext:value-type="float">
            <text:p>3.340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3.32381" calcext:value-type="float">
            <text:p>3.32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12" calcext:value-type="float">
            <text:p>12.112</text:p>
          </table:table-cell>
          <table:table-cell office:value-type="float" office:value="3.33299" calcext:value-type="float">
            <text:p>3.33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3.67255" calcext:value-type="float">
            <text:p>3.67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.366" calcext:value-type="float">
            <text:p>124.3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432" calcext:value-type="float">
            <text:p>22.4432</text:p>
          </table:table-cell>
          <table:table-cell office:value-type="float" office:value="3.86125" calcext:value-type="float">
            <text:p>3.861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8377" calcext:value-type="float">
            <text:p>66.8377</text:p>
          </table:table-cell>
          <table:table-cell office:value-type="float" office:value="4.59635" calcext:value-type="float">
            <text:p>4.596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578" calcext:value-type="float">
            <text:p>224.578</text:p>
          </table:table-cell>
          <table:table-cell office:value-type="float" office:value="5.24274" calcext:value-type="float">
            <text:p>5.24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813" calcext:value-type="float">
            <text:p>8.33813</text:p>
          </table:table-cell>
          <table:table-cell office:value-type="float" office:value="2.94411" calcext:value-type="float">
            <text:p>2.944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447" calcext:value-type="float">
            <text:p>5.23447</text:p>
          </table:table-cell>
          <table:table-cell office:value-type="float" office:value="2.7327" calcext:value-type="float">
            <text:p>2.7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.0656" calcext:value-type="float">
            <text:p>51.06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7132" calcext:value-type="float">
            <text:p>6.47132</text:p>
          </table:table-cell>
          <table:table-cell office:value-type="float" office:value="2.86856" calcext:value-type="float">
            <text:p>2.868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.237" calcext:value-type="float">
            <text:p>190.237</text:p>
          </table:table-cell>
          <table:table-cell office:value-type="float" office:value="4.17494" calcext:value-type="float">
            <text:p>4.17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6063" calcext:value-type="float">
            <text:p>7.96063</text:p>
          </table:table-cell>
          <table:table-cell office:value-type="float" office:value="2.99322" calcext:value-type="float">
            <text:p>2.993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1087" calcext:value-type="float">
            <text:p>5.91087</text:p>
          </table:table-cell>
          <table:table-cell office:value-type="float" office:value="2.86699" calcext:value-type="float">
            <text:p>2.866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444" calcext:value-type="float">
            <text:p>14.8444</text:p>
          </table:table-cell>
          <table:table-cell office:value-type="float" office:value="3.18913" calcext:value-type="float">
            <text:p>3.1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341" calcext:value-type="float">
            <text:p>357.341</text:p>
          </table:table-cell>
          <table:table-cell office:value-type="float" office:value="317.554" calcext:value-type="float">
            <text:p>317.5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136" calcext:value-type="float">
            <text:p>8.89136</text:p>
          </table:table-cell>
          <table:table-cell office:value-type="float" office:value="2.98469" calcext:value-type="float">
            <text:p>2.984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319" calcext:value-type="float">
            <text:p>5.42319</text:p>
          </table:table-cell>
          <table:table-cell office:value-type="float" office:value="2.82124" calcext:value-type="float">
            <text:p>2.821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208" calcext:value-type="float">
            <text:p>7.29208</text:p>
          </table:table-cell>
          <table:table-cell office:value-type="float" office:value="3.01389" calcext:value-type="float">
            <text:p>3.013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113" calcext:value-type="float">
            <text:p>7.89113</text:p>
          </table:table-cell>
          <table:table-cell office:value-type="float" office:value="3.00293" calcext:value-type="float">
            <text:p>3.00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6823" calcext:value-type="float">
            <text:p>7.56823</text:p>
          </table:table-cell>
          <table:table-cell office:value-type="float" office:value="3.02079" calcext:value-type="float">
            <text:p>3.020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4088" calcext:value-type="float">
            <text:p>7.34088</text:p>
          </table:table-cell>
          <table:table-cell office:value-type="float" office:value="3.0965" calcext:value-type="float">
            <text:p>3.09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694" calcext:value-type="float">
            <text:p>9.75694</text:p>
          </table:table-cell>
          <table:table-cell office:value-type="float" office:value="3.22927" calcext:value-type="float">
            <text:p>3.229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96" calcext:value-type="float">
            <text:p>37.696</text:p>
          </table:table-cell>
          <table:table-cell office:value-type="float" office:value="3.07104" calcext:value-type="float">
            <text:p>3.0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.886" calcext:value-type="float">
            <text:p>631.886</text:p>
          </table:table-cell>
          <table:table-cell office:value-type="float" office:value="450.691" calcext:value-type="float">
            <text:p>450.6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5576" calcext:value-type="float">
            <text:p>6.95576</text:p>
          </table:table-cell>
          <table:table-cell office:value-type="float" office:value="2.95812" calcext:value-type="float">
            <text:p>2.95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824" calcext:value-type="float">
            <text:p>8.46824</text:p>
          </table:table-cell>
          <table:table-cell office:value-type="float" office:value="2.92331" calcext:value-type="float">
            <text:p>2.923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118" calcext:value-type="float">
            <text:p>8.19118</text:p>
          </table:table-cell>
          <table:table-cell office:value-type="float" office:value="2.9506" calcext:value-type="float">
            <text:p>2.95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935" calcext:value-type="float">
            <text:p>8.60935</text:p>
          </table:table-cell>
          <table:table-cell office:value-type="float" office:value="2.96761" calcext:value-type="float">
            <text:p>2.96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828" calcext:value-type="float">
            <text:p>9.13828</text:p>
          </table:table-cell>
          <table:table-cell office:value-type="float" office:value="2.92765" calcext:value-type="float">
            <text:p>2.927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78" calcext:value-type="float">
            <text:p>9.1378</text:p>
          </table:table-cell>
          <table:table-cell office:value-type="float" office:value="2.91209" calcext:value-type="float">
            <text:p>2.91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18" calcext:value-type="float">
            <text:p>12.9718</text:p>
          </table:table-cell>
          <table:table-cell office:value-type="float" office:value="3.04278" calcext:value-type="float">
            <text:p>3.042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112" calcext:value-type="float">
            <text:p>11.7112</text:p>
          </table:table-cell>
          <table:table-cell office:value-type="float" office:value="2.82273" calcext:value-type="float">
            <text:p>2.822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316" calcext:value-type="float">
            <text:p>138.316</text:p>
          </table:table-cell>
          <table:table-cell office:value-type="float" office:value="3.66703" calcext:value-type="float">
            <text:p>3.66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037" calcext:value-type="float">
            <text:p>32.8037</text:p>
          </table:table-cell>
          <table:table-cell office:value-type="float" office:value="3.35458" calcext:value-type="float">
            <text:p>3.354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33" calcext:value-type="float">
            <text:p>204.33</text:p>
          </table:table-cell>
          <table:table-cell office:value-type="float" office:value="4.15182" calcext:value-type="float">
            <text:p>4.15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4789" calcext:value-type="float">
            <text:p>5.24789</text:p>
          </table:table-cell>
          <table:table-cell office:value-type="float" office:value="2.622" calcext:value-type="float">
            <text:p>2.6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8702" calcext:value-type="float">
            <text:p>6.18702</text:p>
          </table:table-cell>
          <table:table-cell office:value-type="float" office:value="2.73488" calcext:value-type="float">
            <text:p>2.734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599" calcext:value-type="float">
            <text:p>9.51599</text:p>
          </table:table-cell>
          <table:table-cell office:value-type="float" office:value="2.94125" calcext:value-type="float">
            <text:p>2.94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.2603" calcext:value-type="float">
            <text:p>44.26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5371" calcext:value-type="float">
            <text:p>8.55371</text:p>
          </table:table-cell>
          <table:table-cell office:value-type="float" office:value="2.84733" calcext:value-type="float">
            <text:p>2.847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8847" calcext:value-type="float">
            <text:p>6.08847</text:p>
          </table:table-cell>
          <table:table-cell office:value-type="float" office:value="2.69069" calcext:value-type="float">
            <text:p>2.690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819" calcext:value-type="float">
            <text:p>36.8819</text:p>
          </table:table-cell>
          <table:table-cell office:value-type="float" office:value="2.96648" calcext:value-type="float">
            <text:p>2.9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55" calcext:value-type="float">
            <text:p>10.6755</text:p>
          </table:table-cell>
          <table:table-cell office:value-type="float" office:value="11.7847" calcext:value-type="float">
            <text:p>11.78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359" calcext:value-type="float">
            <text:p>8.51359</text:p>
          </table:table-cell>
          <table:table-cell office:value-type="float" office:value="2.85768" calcext:value-type="float">
            <text:p>2.857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8892" calcext:value-type="float">
            <text:p>7.48892</text:p>
          </table:table-cell>
          <table:table-cell office:value-type="float" office:value="2.77334" calcext:value-type="float">
            <text:p>2.773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9718" calcext:value-type="float">
            <text:p>6.79718</text:p>
          </table:table-cell>
          <table:table-cell office:value-type="float" office:value="2.80127" calcext:value-type="float">
            <text:p>2.80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717" calcext:value-type="float">
            <text:p>9.36717</text:p>
          </table:table-cell>
          <table:table-cell office:value-type="float" office:value="3.14338" calcext:value-type="float">
            <text:p>3.14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53" calcext:value-type="float">
            <text:p>11.1453</text:p>
          </table:table-cell>
          <table:table-cell office:value-type="float" office:value="2.96585" calcext:value-type="float">
            <text:p>2.965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8616" calcext:value-type="float">
            <text:p>9.88616</text:p>
          </table:table-cell>
          <table:table-cell office:value-type="float" office:value="2.80413" calcext:value-type="float">
            <text:p>2.804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441" calcext:value-type="float">
            <text:p>10.8441</text:p>
          </table:table-cell>
          <table:table-cell office:value-type="float" office:value="2.8376" calcext:value-type="float">
            <text:p>2.8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13" calcext:value-type="float">
            <text:p>13.1013</text:p>
          </table:table-cell>
          <table:table-cell office:value-type="float" office:value="2.94915" calcext:value-type="float">
            <text:p>2.949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547" calcext:value-type="float">
            <text:p>16.3547</text:p>
          </table:table-cell>
          <table:table-cell office:value-type="float" office:value="3.00773" calcext:value-type="float">
            <text:p>3.007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331" calcext:value-type="float">
            <text:p>33.8331</text:p>
          </table:table-cell>
          <table:table-cell office:value-type="float" office:value="3.41167" calcext:value-type="float">
            <text:p>3.411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336" calcext:value-type="float">
            <text:p>207.336</text:p>
          </table:table-cell>
          <table:table-cell office:value-type="float" office:value="4.52403" calcext:value-type="float">
            <text:p>4.52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42" calcext:value-type="float">
            <text:p>221.42</text:p>
          </table:table-cell>
          <table:table-cell office:value-type="float" office:value="201.137" calcext:value-type="float">
            <text:p>201.1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336" calcext:value-type="float">
            <text:p>4.78336</text:p>
          </table:table-cell>
          <table:table-cell office:value-type="float" office:value="2.50752" calcext:value-type="float">
            <text:p>2.50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.8491" calcext:value-type="float">
            <text:p>30.849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441" calcext:value-type="float">
            <text:p>6.51441</text:p>
          </table:table-cell>
          <table:table-cell office:value-type="float" office:value="2.69345" calcext:value-type="float">
            <text:p>2.69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316" calcext:value-type="float">
            <text:p>9.43316</text:p>
          </table:table-cell>
          <table:table-cell office:value-type="float" office:value="2.64966" calcext:value-type="float">
            <text:p>2.64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421" calcext:value-type="float">
            <text:p>4.69421</text:p>
          </table:table-cell>
          <table:table-cell office:value-type="float" office:value="2.43868" calcext:value-type="float">
            <text:p>2.438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65" calcext:value-type="float">
            <text:p>5.2765</text:p>
          </table:table-cell>
          <table:table-cell office:value-type="float" office:value="2.41512" calcext:value-type="float">
            <text:p>2.415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793" calcext:value-type="float">
            <text:p>3.91793</text:p>
          </table:table-cell>
          <table:table-cell office:value-type="float" office:value="2.38108" calcext:value-type="float">
            <text:p>2.38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41" calcext:value-type="float">
            <text:p>4.1841</text:p>
          </table:table-cell>
          <table:table-cell office:value-type="float" office:value="2.48468" calcext:value-type="float">
            <text:p>2.48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347" calcext:value-type="float">
            <text:p>5.29347</text:p>
          </table:table-cell>
          <table:table-cell office:value-type="float" office:value="2.61526" calcext:value-type="float">
            <text:p>2.61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4233" calcext:value-type="float">
            <text:p>4.94233</text:p>
          </table:table-cell>
          <table:table-cell office:value-type="float" office:value="2.66662" calcext:value-type="float">
            <text:p>2.666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3802" calcext:value-type="float">
            <text:p>6.03802</text:p>
          </table:table-cell>
          <table:table-cell office:value-type="float" office:value="2.84105" calcext:value-type="float">
            <text:p>2.841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86" calcext:value-type="float">
            <text:p>10.1186</text:p>
          </table:table-cell>
          <table:table-cell office:value-type="float" office:value="3.06926" calcext:value-type="float">
            <text:p>3.069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6985" calcext:value-type="float">
            <text:p>7.06985</text:p>
          </table:table-cell>
          <table:table-cell office:value-type="float" office:value="2.86769" calcext:value-type="float">
            <text:p>2.867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087" calcext:value-type="float">
            <text:p>6.15087</text:p>
          </table:table-cell>
          <table:table-cell office:value-type="float" office:value="2.83127" calcext:value-type="float">
            <text:p>2.83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365" calcext:value-type="float">
            <text:p>12.1365</text:p>
          </table:table-cell>
          <table:table-cell office:value-type="float" office:value="3.28223" calcext:value-type="float">
            <text:p>3.282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699" calcext:value-type="float">
            <text:p>9.62699</text:p>
          </table:table-cell>
          <table:table-cell office:value-type="float" office:value="2.8447" calcext:value-type="float">
            <text:p>2.8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27947" calcext:value-type="float">
            <text:p>1.279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9203" calcext:value-type="float">
            <text:p>6.99203</text:p>
          </table:table-cell>
          <table:table-cell office:value-type="float" office:value="2.51276" calcext:value-type="float">
            <text:p>2.512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268" calcext:value-type="float">
            <text:p>6.44268</text:p>
          </table:table-cell>
          <table:table-cell office:value-type="float" office:value="2.55156" calcext:value-type="float">
            <text:p>2.55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451" calcext:value-type="float">
            <text:p>4.29451</text:p>
          </table:table-cell>
          <table:table-cell office:value-type="float" office:value="2.3762" calcext:value-type="float">
            <text:p>2.37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8185" calcext:value-type="float">
            <text:p>4.58185</text:p>
          </table:table-cell>
          <table:table-cell office:value-type="float" office:value="2.43972" calcext:value-type="float">
            <text:p>2.439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936" calcext:value-type="float">
            <text:p>5.12936</text:p>
          </table:table-cell>
          <table:table-cell office:value-type="float" office:value="2.52788" calcext:value-type="float">
            <text:p>2.52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0221" calcext:value-type="float">
            <text:p>6.50221</text:p>
          </table:table-cell>
          <table:table-cell office:value-type="float" office:value="2.70026" calcext:value-type="float">
            <text:p>2.700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348" calcext:value-type="float">
            <text:p>37.9348</text:p>
          </table:table-cell>
          <table:table-cell office:value-type="float" office:value="2.94405" calcext:value-type="float">
            <text:p>2.944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108" calcext:value-type="float">
            <text:p>5.22108</text:p>
          </table:table-cell>
          <table:table-cell office:value-type="float" office:value="2.49399" calcext:value-type="float">
            <text:p>2.493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927" calcext:value-type="float">
            <text:p>6.73927</text:p>
          </table:table-cell>
          <table:table-cell office:value-type="float" office:value="2.66106" calcext:value-type="float">
            <text:p>2.661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505" calcext:value-type="float">
            <text:p>9.98505</text:p>
          </table:table-cell>
          <table:table-cell office:value-type="float" office:value="2.71152" calcext:value-type="float">
            <text:p>2.71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159" calcext:value-type="float">
            <text:p>5.38159</text:p>
          </table:table-cell>
          <table:table-cell office:value-type="float" office:value="2.44656" calcext:value-type="float">
            <text:p>2.446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3291" calcext:value-type="float">
            <text:p>6.83291</text:p>
          </table:table-cell>
          <table:table-cell office:value-type="float" office:value="2.57845" calcext:value-type="float">
            <text:p>2.578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606" calcext:value-type="float">
            <text:p>15.9606</text:p>
          </table:table-cell>
          <table:table-cell office:value-type="float" office:value="3.10417" calcext:value-type="float">
            <text:p>3.104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914" calcext:value-type="float">
            <text:p>4.03914</text:p>
          </table:table-cell>
          <table:table-cell office:value-type="float" office:value="2.22039" calcext:value-type="float">
            <text:p>2.220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705" calcext:value-type="float">
            <text:p>4.18705</text:p>
          </table:table-cell>
          <table:table-cell office:value-type="float" office:value="2.25783" calcext:value-type="float">
            <text:p>2.257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306" calcext:value-type="float">
            <text:p>8.25306</text:p>
          </table:table-cell>
          <table:table-cell office:value-type="float" office:value="2.35212" calcext:value-type="float">
            <text:p>2.35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.608" calcext:value-type="float">
            <text:p>220.608</text:p>
          </table:table-cell>
          <table:table-cell office:value-type="float" office:value="184.57" calcext:value-type="float">
            <text:p>184.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2277" calcext:value-type="float">
            <text:p>7.52277</text:p>
          </table:table-cell>
          <table:table-cell office:value-type="float" office:value="2.62747" calcext:value-type="float">
            <text:p>2.627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.157" calcext:value-type="float">
            <text:p>452.157</text:p>
          </table:table-cell>
          <table:table-cell office:value-type="float" office:value="3.93013" calcext:value-type="float">
            <text:p>3.93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905" calcext:value-type="float">
            <text:p>9.11905</text:p>
          </table:table-cell>
          <table:table-cell office:value-type="float" office:value="2.51077" calcext:value-type="float">
            <text:p>2.51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4.946" calcext:value-type="float">
            <text:p>144.9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0379" calcext:value-type="float">
            <text:p>4.50379</text:p>
          </table:table-cell>
          <table:table-cell office:value-type="float" office:value="2.32335" calcext:value-type="float">
            <text:p>2.323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49" calcext:value-type="float">
            <text:p>4.6749</text:p>
          </table:table-cell>
          <table:table-cell office:value-type="float" office:value="2.36827" calcext:value-type="float">
            <text:p>2.368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566" calcext:value-type="float">
            <text:p>207.566</text:p>
          </table:table-cell>
          <table:table-cell office:value-type="float" office:value="3.57387" calcext:value-type="float">
            <text:p>3.573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3.1167" calcext:value-type="float">
            <text:p>3.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.189" calcext:value-type="float">
            <text:p>583.189</text:p>
          </table:table-cell>
          <table:table-cell office:value-type="float" office:value="396.002" calcext:value-type="float">
            <text:p>396.0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002" calcext:value-type="float">
            <text:p>5.85002</text:p>
          </table:table-cell>
          <table:table-cell office:value-type="float" office:value="2.56195" calcext:value-type="float">
            <text:p>2.56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733" calcext:value-type="float">
            <text:p>6.39733</text:p>
          </table:table-cell>
          <table:table-cell office:value-type="float" office:value="2.67035" calcext:value-type="float">
            <text:p>2.670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038" calcext:value-type="float">
            <text:p>7.87038</text:p>
          </table:table-cell>
          <table:table-cell office:value-type="float" office:value="2.85735" calcext:value-type="float">
            <text:p>2.857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342" calcext:value-type="float">
            <text:p>15.5342</text:p>
          </table:table-cell>
          <table:table-cell office:value-type="float" office:value="3.25732" calcext:value-type="float">
            <text:p>3.257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8789" calcext:value-type="float">
            <text:p>7.98789</text:p>
          </table:table-cell>
          <table:table-cell office:value-type="float" office:value="2.55157" calcext:value-type="float">
            <text:p>2.55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0364" calcext:value-type="float">
            <text:p>5.60364</text:p>
          </table:table-cell>
          <table:table-cell office:value-type="float" office:value="2.41523" calcext:value-type="float">
            <text:p>2.415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664" calcext:value-type="float">
            <text:p>6.22664</text:p>
          </table:table-cell>
          <table:table-cell office:value-type="float" office:value="2.49155" calcext:value-type="float">
            <text:p>2.49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7677" calcext:value-type="float">
            <text:p>6.97677</text:p>
          </table:table-cell>
          <table:table-cell office:value-type="float" office:value="2.60497" calcext:value-type="float">
            <text:p>2.604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13" calcext:value-type="float">
            <text:p>10.0213</text:p>
          </table:table-cell>
          <table:table-cell office:value-type="float" office:value="2.8858" calcext:value-type="float">
            <text:p>2.88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8849" calcext:value-type="float">
            <text:p>9.68849</text:p>
          </table:table-cell>
          <table:table-cell office:value-type="float" office:value="2.69027" calcext:value-type="float">
            <text:p>2.69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496" calcext:value-type="float">
            <text:p>11.7496</text:p>
          </table:table-cell>
          <table:table-cell office:value-type="float" office:value="2.74307" calcext:value-type="float">
            <text:p>2.743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353" calcext:value-type="float">
            <text:p>8.30353</text:p>
          </table:table-cell>
          <table:table-cell office:value-type="float" office:value="2.47994" calcext:value-type="float">
            <text:p>2.47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.3007" calcext:value-type="float">
            <text:p>69.30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549" calcext:value-type="float">
            <text:p>8.81549</text:p>
          </table:table-cell>
          <table:table-cell office:value-type="float" office:value="2.55415" calcext:value-type="float">
            <text:p>2.554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34" calcext:value-type="float">
            <text:p>10.3934</text:p>
          </table:table-cell>
          <table:table-cell office:value-type="float" office:value="2.65675" calcext:value-type="float">
            <text:p>2.656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907" calcext:value-type="float">
            <text:p>12.0907</text:p>
          </table:table-cell>
          <table:table-cell office:value-type="float" office:value="2.79552" calcext:value-type="float">
            <text:p>2.795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884" calcext:value-type="float">
            <text:p>15.0884</text:p>
          </table:table-cell>
          <table:table-cell office:value-type="float" office:value="2.99514" calcext:value-type="float">
            <text:p>2.995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526" calcext:value-type="float">
            <text:p>20.4526</text:p>
          </table:table-cell>
          <table:table-cell office:value-type="float" office:value="3.33718" calcext:value-type="float">
            <text:p>3.337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805" calcext:value-type="float">
            <text:p>36.8805</text:p>
          </table:table-cell>
          <table:table-cell office:value-type="float" office:value="4.10783" calcext:value-type="float">
            <text:p>4.107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784" calcext:value-type="float">
            <text:p>250.784</text:p>
          </table:table-cell>
          <table:table-cell office:value-type="float" office:value="5.80632" calcext:value-type="float">
            <text:p>5.806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432" calcext:value-type="float">
            <text:p>6.48432</text:p>
          </table:table-cell>
          <table:table-cell office:value-type="float" office:value="2.11193" calcext:value-type="float">
            <text:p>2.111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236" calcext:value-type="float">
            <text:p>6.78236</text:p>
          </table:table-cell>
          <table:table-cell office:value-type="float" office:value="2.13324" calcext:value-type="float">
            <text:p>2.133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816" calcext:value-type="float">
            <text:p>2.96816</text:p>
          </table:table-cell>
          <table:table-cell office:value-type="float" office:value="1.85781" calcext:value-type="float">
            <text:p>1.85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.9097" calcext:value-type="float">
            <text:p>76.909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732" calcext:value-type="float">
            <text:p>2.75732</text:p>
          </table:table-cell>
          <table:table-cell office:value-type="float" office:value="1.87158" calcext:value-type="float">
            <text:p>1.871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163" calcext:value-type="float">
            <text:p>2.92163</text:p>
          </table:table-cell>
          <table:table-cell office:value-type="float" office:value="1.89865" calcext:value-type="float">
            <text:p>1.898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276" calcext:value-type="float">
            <text:p>3.33276</text:p>
          </table:table-cell>
          <table:table-cell office:value-type="float" office:value="1.94279" calcext:value-type="float">
            <text:p>1.942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348" calcext:value-type="float">
            <text:p>3.29348</text:p>
          </table:table-cell>
          <table:table-cell office:value-type="float" office:value="1.96603" calcext:value-type="float">
            <text:p>1.966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413" calcext:value-type="float">
            <text:p>3.53413</text:p>
          </table:table-cell>
          <table:table-cell office:value-type="float" office:value="2.0102" calcext:value-type="float">
            <text:p>2.0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7786" calcext:value-type="float">
            <text:p>5.97786</text:p>
          </table:table-cell>
          <table:table-cell office:value-type="float" office:value="2.15308" calcext:value-type="float">
            <text:p>2.153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6753" calcext:value-type="float">
            <text:p>4.76753</text:p>
          </table:table-cell>
          <table:table-cell office:value-type="float" office:value="2.15583" calcext:value-type="float">
            <text:p>2.155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384" calcext:value-type="float">
            <text:p>7.61384</text:p>
          </table:table-cell>
          <table:table-cell office:value-type="float" office:value="2.35748" calcext:value-type="float">
            <text:p>2.357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66" calcext:value-type="float">
            <text:p>8.5766</text:p>
          </table:table-cell>
          <table:table-cell office:value-type="float" office:value="2.21246" calcext:value-type="float">
            <text:p>2.21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394" calcext:value-type="float">
            <text:p>6.15394</text:p>
          </table:table-cell>
          <table:table-cell office:value-type="float" office:value="2.2282" calcext:value-type="float">
            <text:p>2.22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904" calcext:value-type="float">
            <text:p>9.02904</text:p>
          </table:table-cell>
          <table:table-cell office:value-type="float" office:value="2.37912" calcext:value-type="float">
            <text:p>2.379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9796" calcext:value-type="float">
            <text:p>6.69796</text:p>
          </table:table-cell>
          <table:table-cell office:value-type="float" office:value="2.06384" calcext:value-type="float">
            <text:p>2.06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046" calcext:value-type="float">
            <text:p>3.32046</text:p>
          </table:table-cell>
          <table:table-cell office:value-type="float" office:value="1.92398" calcext:value-type="float">
            <text:p>1.923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521" calcext:value-type="float">
            <text:p>4.19521</text:p>
          </table:table-cell>
          <table:table-cell office:value-type="float" office:value="2.01866" calcext:value-type="float">
            <text:p>2.018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0076" calcext:value-type="float">
            <text:p>7.50076</text:p>
          </table:table-cell>
          <table:table-cell office:value-type="float" office:value="2.1144" calcext:value-type="float">
            <text:p>2.1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219" calcext:value-type="float">
            <text:p>5.02219</text:p>
          </table:table-cell>
          <table:table-cell office:value-type="float" office:value="1.97491" calcext:value-type="float">
            <text:p>1.974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971" calcext:value-type="float">
            <text:p>9.40971</text:p>
          </table:table-cell>
          <table:table-cell office:value-type="float" office:value="2.00444" calcext:value-type="float">
            <text:p>2.004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041" calcext:value-type="float">
            <text:p>7.33041</text:p>
          </table:table-cell>
          <table:table-cell office:value-type="float" office:value="2.0195" calcext:value-type="float">
            <text:p>2.0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68182" calcext:value-type="float">
            <text:p>1.68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73" calcext:value-type="float">
            <text:p>2.1673</text:p>
          </table:table-cell>
          <table:table-cell office:value-type="float" office:value="1.69421" calcext:value-type="float">
            <text:p>1.69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8" calcext:value-type="float">
            <text:p>2.2478</text:p>
          </table:table-cell>
          <table:table-cell office:value-type="float" office:value="1.70821" calcext:value-type="float">
            <text:p>1.708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55" calcext:value-type="float">
            <text:p>2.24055</text:p>
          </table:table-cell>
          <table:table-cell office:value-type="float" office:value="1.72445" calcext:value-type="float">
            <text:p>1.724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48" calcext:value-type="float">
            <text:p>2.3648</text:p>
          </table:table-cell>
          <table:table-cell office:value-type="float" office:value="1.7506" calcext:value-type="float">
            <text:p>1.75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512" calcext:value-type="float">
            <text:p>2.58512</text:p>
          </table:table-cell>
          <table:table-cell office:value-type="float" office:value="1.81935" calcext:value-type="float">
            <text:p>1.819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887" calcext:value-type="float">
            <text:p>2.81887</text:p>
          </table:table-cell>
          <table:table-cell office:value-type="float" office:value="1.85283" calcext:value-type="float">
            <text:p>1.852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403" calcext:value-type="float">
            <text:p>3.18403</text:p>
          </table:table-cell>
          <table:table-cell office:value-type="float" office:value="1.90713" calcext:value-type="float">
            <text:p>1.907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0525" calcext:value-type="float">
            <text:p>7.00525</text:p>
          </table:table-cell>
          <table:table-cell office:value-type="float" office:value="2.12459" calcext:value-type="float">
            <text:p>2.124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233" calcext:value-type="float">
            <text:p>2.33233</text:p>
          </table:table-cell>
          <table:table-cell office:value-type="float" office:value="1.77344" calcext:value-type="float">
            <text:p>1.773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859" calcext:value-type="float">
            <text:p>2.40859</text:p>
          </table:table-cell>
          <table:table-cell office:value-type="float" office:value="1.79215" calcext:value-type="float">
            <text:p>1.79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151" calcext:value-type="float">
            <text:p>2.51151</text:p>
          </table:table-cell>
          <table:table-cell office:value-type="float" office:value="1.8147" calcext:value-type="float">
            <text:p>1.8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252" calcext:value-type="float">
            <text:p>2.69252</text:p>
          </table:table-cell>
          <table:table-cell office:value-type="float" office:value="1.84622" calcext:value-type="float">
            <text:p>1.846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963" calcext:value-type="float">
            <text:p>2.98963</text:p>
          </table:table-cell>
          <table:table-cell office:value-type="float" office:value="1.8916" calcext:value-type="float">
            <text:p>1.89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966" calcext:value-type="float">
            <text:p>4.09966</text:p>
          </table:table-cell>
          <table:table-cell office:value-type="float" office:value="1.9973" calcext:value-type="float">
            <text:p>1.99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659" calcext:value-type="float">
            <text:p>6.24659</text:p>
          </table:table-cell>
          <table:table-cell office:value-type="float" office:value="1.96051" calcext:value-type="float">
            <text:p>1.960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8" calcext:value-type="float">
            <text:p>11.938</text:p>
          </table:table-cell>
          <table:table-cell office:value-type="float" office:value="1.86422" calcext:value-type="float">
            <text:p>1.86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5.755" calcext:value-type="float">
            <text:p>255.7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958" calcext:value-type="float">
            <text:p>4.02958</text:p>
          </table:table-cell>
          <table:table-cell office:value-type="float" office:value="1.88519" calcext:value-type="float">
            <text:p>1.88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.133" calcext:value-type="float">
            <text:p>134.1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477" calcext:value-type="float">
            <text:p>2.89477</text:p>
          </table:table-cell>
          <table:table-cell office:value-type="float" office:value="2.00102" calcext:value-type="float">
            <text:p>2.00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865" calcext:value-type="float">
            <text:p>3.20865</text:p>
          </table:table-cell>
          <table:table-cell office:value-type="float" office:value="2.05146" calcext:value-type="float">
            <text:p>2.051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653" calcext:value-type="float">
            <text:p>4.20653</text:p>
          </table:table-cell>
          <table:table-cell office:value-type="float" office:value="2.16863" calcext:value-type="float">
            <text:p>2.168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134" calcext:value-type="float">
            <text:p>6.24134</text:p>
          </table:table-cell>
          <table:table-cell office:value-type="float" office:value="2.15085" calcext:value-type="float">
            <text:p>2.150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19" calcext:value-type="float">
            <text:p>2.7019</text:p>
          </table:table-cell>
          <table:table-cell office:value-type="float" office:value="1.97338" calcext:value-type="float">
            <text:p>1.973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127" calcext:value-type="float">
            <text:p>2.73127</text:p>
          </table:table-cell>
          <table:table-cell office:value-type="float" office:value="2.00529" calcext:value-type="float">
            <text:p>2.005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603" calcext:value-type="float">
            <text:p>2.96603</text:p>
          </table:table-cell>
          <table:table-cell office:value-type="float" office:value="2.06303" calcext:value-type="float">
            <text:p>2.063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887" calcext:value-type="float">
            <text:p>3.06887</text:p>
          </table:table-cell>
          <table:table-cell office:value-type="float" office:value="2.12127" calcext:value-type="float">
            <text:p>2.121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998" calcext:value-type="float">
            <text:p>3.28998</text:p>
          </table:table-cell>
          <table:table-cell office:value-type="float" office:value="2.1782" calcext:value-type="float">
            <text:p>2.17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035" calcext:value-type="float">
            <text:p>3.72035</text:p>
          </table:table-cell>
          <table:table-cell office:value-type="float" office:value="2.26192" calcext:value-type="float">
            <text:p>2.26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9522" calcext:value-type="float">
            <text:p>6.89522</text:p>
          </table:table-cell>
          <table:table-cell office:value-type="float" office:value="2.51661" calcext:value-type="float">
            <text:p>2.516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048" calcext:value-type="float">
            <text:p>4.52048</text:p>
          </table:table-cell>
          <table:table-cell office:value-type="float" office:value="2.21241" calcext:value-type="float">
            <text:p>2.21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606" calcext:value-type="float">
            <text:p>3.59606</text:p>
          </table:table-cell>
          <table:table-cell office:value-type="float" office:value="2.20757" calcext:value-type="float">
            <text:p>2.207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114" calcext:value-type="float">
            <text:p>4.11114</text:p>
          </table:table-cell>
          <table:table-cell office:value-type="float" office:value="2.29506" calcext:value-type="float">
            <text:p>2.295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7708" calcext:value-type="float">
            <text:p>6.77708</text:p>
          </table:table-cell>
          <table:table-cell office:value-type="float" office:value="2.52812" calcext:value-type="float">
            <text:p>2.52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115" calcext:value-type="float">
            <text:p>6.10115</text:p>
          </table:table-cell>
          <table:table-cell office:value-type="float" office:value="2.37971" calcext:value-type="float">
            <text:p>2.379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0848" calcext:value-type="float">
            <text:p>7.70848</text:p>
          </table:table-cell>
          <table:table-cell office:value-type="float" office:value="2.38651" calcext:value-type="float">
            <text:p>2.38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773" calcext:value-type="float">
            <text:p>6.71773</text:p>
          </table:table-cell>
          <table:table-cell office:value-type="float" office:value="2.34016" calcext:value-type="float">
            <text:p>2.340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483" calcext:value-type="float">
            <text:p>9.55483</text:p>
          </table:table-cell>
          <table:table-cell office:value-type="float" office:value="2.32328" calcext:value-type="float">
            <text:p>2.32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028" calcext:value-type="float">
            <text:p>2.75028</text:p>
          </table:table-cell>
          <table:table-cell office:value-type="float" office:value="1.99117" calcext:value-type="float">
            <text:p>1.991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438" calcext:value-type="float">
            <text:p>2.83438</text:p>
          </table:table-cell>
          <table:table-cell office:value-type="float" office:value="2.01727" calcext:value-type="float">
            <text:p>2.017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733" calcext:value-type="float">
            <text:p>2.93733</text:p>
          </table:table-cell>
          <table:table-cell office:value-type="float" office:value="2.04743" calcext:value-type="float">
            <text:p>2.047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586" calcext:value-type="float">
            <text:p>3.01586</text:p>
          </table:table-cell>
          <table:table-cell office:value-type="float" office:value="2.08016" calcext:value-type="float">
            <text:p>2.080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218" calcext:value-type="float">
            <text:p>3.21218</text:p>
          </table:table-cell>
          <table:table-cell office:value-type="float" office:value="2.10998" calcext:value-type="float">
            <text:p>2.109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756" calcext:value-type="float">
            <text:p>5.04756</text:p>
          </table:table-cell>
          <table:table-cell office:value-type="float" office:value="2.19604" calcext:value-type="float">
            <text:p>2.196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738" calcext:value-type="float">
            <text:p>3.63738</text:p>
          </table:table-cell>
          <table:table-cell office:value-type="float" office:value="2.19418" calcext:value-type="float">
            <text:p>2.194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979" calcext:value-type="float">
            <text:p>4.00979</text:p>
          </table:table-cell>
          <table:table-cell office:value-type="float" office:value="2.27723" calcext:value-type="float">
            <text:p>2.277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2152" calcext:value-type="float">
            <text:p>5.52152</text:p>
          </table:table-cell>
          <table:table-cell office:value-type="float" office:value="2.45316" calcext:value-type="float">
            <text:p>2.453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612" calcext:value-type="float">
            <text:p>7.55612</text:p>
          </table:table-cell>
          <table:table-cell office:value-type="float" office:value="2.46499" calcext:value-type="float">
            <text:p>2.464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249" calcext:value-type="float">
            <text:p>8.25249</text:p>
          </table:table-cell>
          <table:table-cell office:value-type="float" office:value="2.44093" calcext:value-type="float">
            <text:p>2.44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489" calcext:value-type="float">
            <text:p>4.47489</text:p>
          </table:table-cell>
          <table:table-cell office:value-type="float" office:value="2.21144" calcext:value-type="float">
            <text:p>2.21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056" calcext:value-type="float">
            <text:p>11.2056</text:p>
          </table:table-cell>
          <table:table-cell office:value-type="float" office:value="2.51475" calcext:value-type="float">
            <text:p>2.514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78" calcext:value-type="float">
            <text:p>2.72778</text:p>
          </table:table-cell>
          <table:table-cell office:value-type="float" office:value="1.95679" calcext:value-type="float">
            <text:p>1.95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38" calcext:value-type="float">
            <text:p>22.3438</text:p>
          </table:table-cell>
          <table:table-cell office:value-type="float" office:value="2.07961" calcext:value-type="float">
            <text:p>2.07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5.764" calcext:value-type="float">
            <text:p>325.7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932" calcext:value-type="float">
            <text:p>4.1932</text:p>
          </table:table-cell>
          <table:table-cell office:value-type="float" office:value="2.04788" calcext:value-type="float">
            <text:p>2.047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579" calcext:value-type="float">
            <text:p>4.15579</text:p>
          </table:table-cell>
          <table:table-cell office:value-type="float" office:value="2.09464" calcext:value-type="float">
            <text:p>2.094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72" calcext:value-type="float">
            <text:p>3.1072</text:p>
          </table:table-cell>
          <table:table-cell office:value-type="float" office:value="2.06379" calcext:value-type="float">
            <text:p>2.063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258" calcext:value-type="float">
            <text:p>3.31258</text:p>
          </table:table-cell>
          <table:table-cell office:value-type="float" office:value="2.103" calcext:value-type="float">
            <text:p>2.1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878" calcext:value-type="float">
            <text:p>3.49878</text:p>
          </table:table-cell>
          <table:table-cell office:value-type="float" office:value="2.15439" calcext:value-type="float">
            <text:p>2.154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483" calcext:value-type="float">
            <text:p>4.13483</text:p>
          </table:table-cell>
          <table:table-cell office:value-type="float" office:value="2.23658" calcext:value-type="float">
            <text:p>2.236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2433" calcext:value-type="float">
            <text:p>8.12433</text:p>
          </table:table-cell>
          <table:table-cell office:value-type="float" office:value="2.45217" calcext:value-type="float">
            <text:p>2.45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451" calcext:value-type="float">
            <text:p>3.19451</text:p>
          </table:table-cell>
          <table:table-cell office:value-type="float" office:value="2.08691" calcext:value-type="float">
            <text:p>2.086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916" calcext:value-type="float">
            <text:p>3.34916</text:p>
          </table:table-cell>
          <table:table-cell office:value-type="float" office:value="2.1228" calcext:value-type="float">
            <text:p>2.1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03" calcext:value-type="float">
            <text:p>3.5603</text:p>
          </table:table-cell>
          <table:table-cell office:value-type="float" office:value="2.16602" calcext:value-type="float">
            <text:p>2.166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681" calcext:value-type="float">
            <text:p>3.82681</text:p>
          </table:table-cell>
          <table:table-cell office:value-type="float" office:value="2.22014" calcext:value-type="float">
            <text:p>2.220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051" calcext:value-type="float">
            <text:p>4.29051</text:p>
          </table:table-cell>
          <table:table-cell office:value-type="float" office:value="2.29384" calcext:value-type="float">
            <text:p>2.29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127" calcext:value-type="float">
            <text:p>5.16127</text:p>
          </table:table-cell>
          <table:table-cell office:value-type="float" office:value="2.44348" calcext:value-type="float">
            <text:p>2.4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086" calcext:value-type="float">
            <text:p>9.14086</text:p>
          </table:table-cell>
          <table:table-cell office:value-type="float" office:value="2.7167" calcext:value-type="float">
            <text:p>2.71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0564" calcext:value-type="float">
            <text:p>7.60564</text:p>
          </table:table-cell>
          <table:table-cell office:value-type="float" office:value="2.51233" calcext:value-type="float">
            <text:p>2.51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795" calcext:value-type="float">
            <text:p>12.3795</text:p>
          </table:table-cell>
          <table:table-cell office:value-type="float" office:value="2.5061" calcext:value-type="float">
            <text:p>2.50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795" calcext:value-type="float">
            <text:p>3.08795</text:p>
          </table:table-cell>
          <table:table-cell office:value-type="float" office:value="2.11859" calcext:value-type="float">
            <text:p>2.118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407" calcext:value-type="float">
            <text:p>3.17407</text:p>
          </table:table-cell>
          <table:table-cell office:value-type="float" office:value="2.15854" calcext:value-type="float">
            <text:p>2.158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402" calcext:value-type="float">
            <text:p>3.55402</text:p>
          </table:table-cell>
          <table:table-cell office:value-type="float" office:value="2.2072" calcext:value-type="float">
            <text:p>2.2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956" calcext:value-type="float">
            <text:p>3.86956</text:p>
          </table:table-cell>
          <table:table-cell office:value-type="float" office:value="2.27953" calcext:value-type="float">
            <text:p>2.27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493" calcext:value-type="float">
            <text:p>4.92493</text:p>
          </table:table-cell>
          <table:table-cell office:value-type="float" office:value="2.41668" calcext:value-type="float">
            <text:p>2.416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182" calcext:value-type="float">
            <text:p>8.20182</text:p>
          </table:table-cell>
          <table:table-cell office:value-type="float" office:value="2.49752" calcext:value-type="float">
            <text:p>2.497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057" calcext:value-type="float">
            <text:p>3.84057</text:p>
          </table:table-cell>
          <table:table-cell office:value-type="float" office:value="2.21779" calcext:value-type="float">
            <text:p>2.21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237" calcext:value-type="float">
            <text:p>4.61237</text:p>
          </table:table-cell>
          <table:table-cell office:value-type="float" office:value="2.30139" calcext:value-type="float">
            <text:p>2.301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551" calcext:value-type="float">
            <text:p>7.92551</text:p>
          </table:table-cell>
          <table:table-cell office:value-type="float" office:value="2.54293" calcext:value-type="float">
            <text:p>2.54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493" calcext:value-type="float">
            <text:p>8.75493</text:p>
          </table:table-cell>
          <table:table-cell office:value-type="float" office:value="2.27254" calcext:value-type="float">
            <text:p>2.27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629" calcext:value-type="float">
            <text:p>2.82629</text:p>
          </table:table-cell>
          <table:table-cell office:value-type="float" office:value="2.089" calcext:value-type="float">
            <text:p>2.0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816" calcext:value-type="float">
            <text:p>2.91816</text:p>
          </table:table-cell>
          <table:table-cell office:value-type="float" office:value="2.12137" calcext:value-type="float">
            <text:p>2.121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76" calcext:value-type="float">
            <text:p>3.03076</text:p>
          </table:table-cell>
          <table:table-cell office:value-type="float" office:value="2.14918" calcext:value-type="float">
            <text:p>2.149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808" calcext:value-type="float">
            <text:p>3.08808</text:p>
          </table:table-cell>
          <table:table-cell office:value-type="float" office:value="2.17896" calcext:value-type="float">
            <text:p>2.178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625" calcext:value-type="float">
            <text:p>3.17625</text:p>
          </table:table-cell>
          <table:table-cell office:value-type="float" office:value="2.21072" calcext:value-type="float">
            <text:p>2.21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911" calcext:value-type="float">
            <text:p>3.31911</text:p>
          </table:table-cell>
          <table:table-cell office:value-type="float" office:value="2.24703" calcext:value-type="float">
            <text:p>2.24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616" calcext:value-type="float">
            <text:p>3.43616</text:p>
          </table:table-cell>
          <table:table-cell office:value-type="float" office:value="2.2873" calcext:value-type="float">
            <text:p>2.2873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09:49:04.187361063</meta:creation-date>
    <dc:date>2023-08-03T09:50:40.379884782</dc:date>
    <meta:editing-duration>PT1M37S</meta:editing-duration>
    <meta:editing-cycles>1</meta:editing-cycles>
    <meta:document-statistic meta:table-count="1" meta:cell-count="3609" meta:object-count="0"/>
    <meta:generator>LibreOffice/7.3.7.2$Linux_X86_64 LibreOffice_project/30$Build-2</meta:generator>
  </office:meta>
</office:document-meta>
</file>